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491in"/>
    </style:style>
    <style:style style:name="Table1.B" style:family="table-column">
      <style:table-column-properties style:column-width="1.1764in"/>
    </style:style>
    <style:style style:name="Table1.C" style:family="table-column">
      <style:table-column-properties style:column-width="1.0035in"/>
    </style:style>
    <style:style style:name="Table1.D" style:family="table-column">
      <style:table-column-properties style:column-width="0.7722in"/>
    </style:style>
    <style:style style:name="Table1.E" style:family="table-column">
      <style:table-column-properties style:column-width="1.075in"/>
    </style:style>
    <style:style style:name="Table1.F" style:family="table-column">
      <style:table-column-properties style:column-width="0.7375in"/>
    </style:style>
    <style:style style:name="Table1.G" style:family="table-column">
      <style:table-column-properties style:column-width="0.7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H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H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 style:family="table">
      <style:table-properties style:width="6.6931in" table:align="left"/>
    </style:style>
    <style:style style:name="Table2.A" style:family="table-column">
      <style:table-column-properties style:column-width="1.3069in"/>
    </style:style>
    <style:style style:name="Table2.B" style:family="table-column">
      <style:table-column-properties style:column-width="5.3861in"/>
    </style:style>
    <style:style style:name="Table2.A1" style:family="table-cell">
      <style:table-cell-properties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B1" style:family="table-cell">
      <style:table-cell-properties style:vertical-align="middle" style:border-line-width="0in 0.0014in 0.0007in" fo:padding="0.0194in" fo:border="0.05pt double #808080"/>
    </style:style>
    <style:style style:name="Table2.A2"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A3"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4"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5"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6"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7"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8"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9"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0"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1"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2"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3"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4"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5"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6"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7"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8"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19"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0"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1"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2"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3"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4"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5"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6"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7"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2.A28"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 style:family="table">
      <style:table-properties style:width="6.3035in" table:align="left"/>
    </style:style>
    <style:style style:name="Table3.A" style:family="table-column">
      <style:table-column-properties style:column-width="1.6542in"/>
    </style:style>
    <style:style style:name="Table3.B" style:family="table-column">
      <style:table-column-properties style:column-width="4.6493in"/>
    </style:style>
    <style:style style:name="Table3.A1" style:family="table-cell">
      <style:table-cell-properties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3.B1" style:family="table-cell">
      <style:table-cell-properties style:vertical-align="middle" style:border-line-width="0in 0.0014in 0.0007in" fo:padding="0.0194in" fo:border="0.05pt double #808080"/>
    </style:style>
    <style:style style:name="Table3.A2"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3.A3"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4"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5"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6"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7"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8"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9"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0"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1"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2"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3"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4"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5"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6"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7"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8"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19"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0"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1"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2"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3"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4"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5"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6"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7"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8"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29"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0"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1"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2"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3"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4"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5"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6"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Table3.A37" style:family="table-cell">
      <style:table-cell-properties style:border-line-width-left="0in 0.0014in 0.0007in" style:border-line-width-bottom="0in 0.0014in 0.0007in" fo:padding="0.0194in" fo:border-left="0.05pt double #808080" fo:border-right="none" fo:border-top="none" fo:border-bottom="0.05pt double #808080"/>
    </style:style>
    <style:style style:name="P1" style:family="paragraph" style:parent-style-name="Text_20_body">
      <style:paragraph-properties fo:margin-left="0in" fo:margin-right="0in" fo:widows="1" fo:text-indent="0in" style:auto-text-indent="false"/>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4" style:family="paragraph" style:parent-style-name="Heading_20_2">
      <style:text-properties fo:font-variant="normal" fo:text-transform="none" fo:color="#000000" style:font-name="Times New Roman" fo:letter-spacing="normal" fo:font-style="normal"/>
    </style:style>
    <style:style style:name="P5" style:family="paragraph" style:parent-style-name="Heading_20_2">
      <style:paragraph-properties fo:margin-left="0in" fo:margin-right="0in" fo:widows="1" fo:text-indent="0in" style:auto-text-indent="false"/>
      <style:text-properties fo:font-variant="normal" fo:text-transform="none" fo:color="#000000" style:font-name="Times New Roman" fo:letter-spacing="normal" fo:font-style="normal"/>
    </style:style>
    <style:style style:name="P6" style:family="paragraph" style:parent-style-name="Horizontal_20_Line">
      <style:paragraph-properties style:border-line-width-bottom="0.0138in 0.0138in 0.0138in" fo:padding="0in" fo:border-left="none" fo:border-right="none" fo:border-top="none" fo:border-bottom="3pt double #808080"/>
    </style:style>
    <style:style style:name="P7" style:family="paragraph" style:parent-style-name="Heading_20_4">
      <style:paragraph-properties fo:margin-left="0in" fo:margin-right="0in" fo:widows="1" fo:text-indent="0in" style:auto-text-indent="false"/>
      <style:text-properties fo:font-variant="normal" fo:text-transform="none" fo:color="#000000" style:font-name="Times New Roman" fo:font-size="14pt" fo:letter-spacing="normal" fo:font-style="normal"/>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Linux System Call Table</text:h>
      <text:p text:style-name="P1"><text:span text:style-name="T1">The following table lists the system calls for the Linux 2.2 kernel. It could also be thought of as an API for the interface between user space and kernel space. My motivation for making this table was to make programming in assembly language easier when using only system calls and not the C library (for more information on this topic, go to </text:span><text:a xlink:type="simple" xlink:href="http://www.linuxassembly.org/">http://www.linuxassembly.org</text:a><text:span text:style-name="T1">). On the left are the numbers of the system calls. This number will be put in register %eax. On the right of the table are the types of values to be put into the remaining registers before calling the software interrupt 'int 0x80'. After each syscall, an integer is returned in %eax.</text:span></text:p>
      <text:p text:style-name="P2">For convenience, the kernel source file where each system call is located is linked to in the column labelled "Source". In order to use the hyperlinks, you must first copy this page to your own machine because the links take you directly to the source code on your system. You must have the kernel source installed (or linked from) under '/usr/src/linux' for this to wor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F"/>
        <table:table-row>
          <table:table-cell table:style-name="Table1.A1" office:value-type="string">
            <text:p text:style-name="Table_20_Heading">%eax</text:p>
          </table:table-cell>
          <table:table-cell table:style-name="Table1.A1" office:value-type="string">
            <text:p text:style-name="Table_20_Heading">Name</text:p>
          </table:table-cell>
          <table:table-cell table:style-name="Table1.A1" office:value-type="string">
            <text:p text:style-name="Table_20_Heading">Source</text:p>
          </table:table-cell>
          <table:table-cell table:style-name="Table1.A1" office:value-type="string">
            <text:p text:style-name="Table_20_Heading">%ebx</text:p>
          </table:table-cell>
          <table:table-cell table:style-name="Table1.A1" office:value-type="string">
            <text:p text:style-name="Table_20_Heading">%ecx</text:p>
          </table:table-cell>
          <table:table-cell table:style-name="Table1.A1" office:value-type="string">
            <text:p text:style-name="Table_20_Heading">%edx</text:p>
          </table:table-cell>
          <table:table-cell table:style-name="Table1.A1" office:value-type="string">
            <text:p text:style-name="Table_20_Heading">%esx</text:p>
          </table:table-cell>
          <table:table-cell table:style-name="Table1.H1" office:value-type="string">
            <text:p text:style-name="Table_20_Heading">%edi</text:p>
          </table:table-cell>
        </table:table-row>
        <table:table-row>
          <table:table-cell table:style-name="Table1.A2" office:value-type="string">
            <text:p text:style-name="Table_20_Contents">1</text:p>
          </table:table-cell>
          <table:table-cell table:style-name="Table1.A2" office:value-type="string">
            <text:p text:style-name="Table_20_Contents">sys_exit</text:p>
          </table:table-cell>
          <table:table-cell table:style-name="Table1.A2" office:value-type="string">
            <text:p text:style-name="Table_20_Contents"><text:a xlink:type="simple" xlink:href="../../../../../../usr/src/linux/kernel/exit.c">kernel/exit.c</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text:p>
          </table:table-cell>
          <table:table-cell table:style-name="Table1.A2" office:value-type="string">
            <text:p text:style-name="Table_20_Contents">sys_fork</text:p>
          </table:table-cell>
          <table:table-cell table:style-name="Table1.A2" office:value-type="string">
            <text:p text:style-name="Table_20_Contents"><text:a xlink:type="simple" xlink:href="../../../../../../usr/src/linux/arch/i386/kernel/process.c">arch/i386/kernel/process.c</text:a></text:p>
          </table:table-cell>
          <table:table-cell table:style-name="Table1.A2" office:value-type="string">
            <text:p text:style-name="Table_20_Contents"><text:a xlink:type="simple" xlink:href="http://docs.cs.up.ac.za/programming/asm/derick_tut/syscalls.html#pt_regs">struct pt_regs</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text:p>
          </table:table-cell>
          <table:table-cell table:style-name="Table1.A2" office:value-type="string">
            <text:p text:style-name="Table_20_Contents">sys_read</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int</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text:p>
          </table:table-cell>
          <table:table-cell table:style-name="Table1.A2" office:value-type="string">
            <text:p text:style-name="Table_20_Contents">sys_write</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int</text:p>
          </table:table-cell>
          <table:table-cell table:style-name="Table1.A2" office:value-type="string">
            <text:p text:style-name="Table_20_Contents">const char *</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text:p>
          </table:table-cell>
          <table:table-cell table:style-name="Table1.A2" office:value-type="string">
            <text:p text:style-name="Table_20_Contents">sys_open</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text:p>
          </table:table-cell>
          <table:table-cell table:style-name="Table1.A2" office:value-type="string">
            <text:p text:style-name="Table_20_Contents">sys_close</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text:p>
          </table:table-cell>
          <table:table-cell table:style-name="Table1.A2" office:value-type="string">
            <text:p text:style-name="Table_20_Contents">sys_waitpid</text:p>
          </table:table-cell>
          <table:table-cell table:style-name="Table1.A2" office:value-type="string">
            <text:p text:style-name="Table_20_Contents"><text:a xlink:type="simple" xlink:href="../../../../../../usr/src/linux/kernel/exit.c">kernel/exit.c</text:a></text:p>
          </table:table-cell>
          <table:table-cell table:style-name="Table1.A2" office:value-type="string">
            <text:p text:style-name="Table_20_Contents">pid_t</text:p>
          </table:table-cell>
          <table:table-cell table:style-name="Table1.A2" office:value-type="string">
            <text:p text:style-name="Table_20_Contents">unsigned int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text:p>
          </table:table-cell>
          <table:table-cell table:style-name="Table1.A2" office:value-type="string">
            <text:p text:style-name="Table_20_Contents">sys_creat</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text:p>
          </table:table-cell>
          <table:table-cell table:style-name="Table1.A2" office:value-type="string">
            <text:p text:style-name="Table_20_Contents">sys_link</text:p>
          </table:table-cell>
          <table:table-cell table:style-name="Table1.A2" office:value-type="string">
            <text:p text:style-name="Table_20_Contents"><text:a xlink:type="simple" xlink:href="../../../../../../usr/src/linux/fs/namei.c">fs/namei.c</text:a></text:p>
          </table:table-cell>
          <table:table-cell table:style-name="Table1.A2" office:value-type="string">
            <text:p text:style-name="Table_20_Contents">const char *</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text:p>
          </table:table-cell>
          <table:table-cell table:style-name="Table1.A2" office:value-type="string">
            <text:p text:style-name="Table_20_Contents">sys_unlink</text:p>
          </table:table-cell>
          <table:table-cell table:style-name="Table1.A2" office:value-type="string">
            <text:p text:style-name="Table_20_Contents"><text:a xlink:type="simple" xlink:href="../../../../../../usr/src/linux/fs/namei.c">fs/namei.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text:p>
          </table:table-cell>
          <table:table-cell table:style-name="Table1.A2" office:value-type="string">
            <text:p text:style-name="Table_20_Contents">sys_execve</text:p>
          </table:table-cell>
          <table:table-cell table:style-name="Table1.A2" office:value-type="string">
            <text:p text:style-name="Table_20_Contents"><text:a xlink:type="simple" xlink:href="../../../../../../usr/src/linux/arch/i386/kernel/process.c">arch/i386/kernel/process.c</text:a></text:p>
          </table:table-cell>
          <table:table-cell table:style-name="Table1.A2" office:value-type="string">
            <text:p text:style-name="Table_20_Contents"><text:a xlink:type="simple" xlink:href="http://docs.cs.up.ac.za/programming/asm/derick_tut/syscalls.html#pt_regs">struct pt_regs</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text:p>
          </table:table-cell>
          <table:table-cell table:style-name="Table1.A2" office:value-type="string">
            <text:p text:style-name="Table_20_Contents">sys_chdir</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text:p>
          </table:table-cell>
          <table:table-cell table:style-name="Table1.A2" office:value-type="string">
            <text:p text:style-name="Table_20_Contents">sys_time</text:p>
          </table:table-cell>
          <table:table-cell table:style-name="Table1.A2" office:value-type="string">
            <text:p text:style-name="Table_20_Contents"><text:a xlink:type="simple" xlink:href="../../../../../../usr/src/linux/kernel/time.c">kernel/time.c</text:a></text:p>
          </table:table-cell>
          <table:table-cell table:style-name="Table1.A2" office:value-type="string">
            <text:p text:style-name="Table_20_Contents">int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text:p>
          </table:table-cell>
          <table:table-cell table:style-name="Table1.A2" office:value-type="string">
            <text:p text:style-name="Table_20_Contents">sys_mknod</text:p>
          </table:table-cell>
          <table:table-cell table:style-name="Table1.A2" office:value-type="string">
            <text:p text:style-name="Table_20_Contents"><text:a xlink:type="simple" xlink:href="../../../../../../usr/src/linux/fs/namei.c">fs/namei.c</text:a></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dev_t">dev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text:p>
          </table:table-cell>
          <table:table-cell table:style-name="Table1.A2" office:value-type="string">
            <text:p text:style-name="Table_20_Contents">sys_chmod</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soft-page-break/>*</text:p>
          </table:table-cell>
          <table:table-cell table:style-name="Table1.A2" office:value-type="string">
            <text:p text:style-name="Table_20_Contents"><text:a xlink:type="simple" xlink:href="http://docs.cs.up.ac.za/programming/asm/derick_tut/syscalls.html#mode_t">mod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text:p>
          </table:table-cell>
          <table:table-cell table:style-name="Table1.A2" office:value-type="string">
            <text:p text:style-name="Table_20_Contents">sys_lchown</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8</text:p>
          </table:table-cell>
          <table:table-cell table:style-name="Table1.A2" office:value-type="string">
            <text:p text:style-name="Table_20_Contents">sys_stat</text:p>
          </table:table-cell>
          <table:table-cell table:style-name="Table1.A2" office:value-type="string">
            <text:p text:style-name="Table_20_Contents"><text:a xlink:type="simple" xlink:href="../../../../../../usr/src/linux/fs/stat.c">fs/stat.c</text:a></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__old_kernel_stat">struct __old_kernel_sta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9</text:p>
          </table:table-cell>
          <table:table-cell table:style-name="Table1.A2" office:value-type="string">
            <text:p text:style-name="Table_20_Contents">sys_lseek</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off_t">off_t</text:a></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0</text:p>
          </table:table-cell>
          <table:table-cell table:style-name="Table1.A2" office:value-type="string">
            <text:p text:style-name="Table_20_Contents">sys_getpid</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1</text:p>
          </table:table-cell>
          <table:table-cell table:style-name="Table1.A2" office:value-type="string">
            <text:p text:style-name="Table_20_Contents">sys_mount</text:p>
          </table:table-cell>
          <table:table-cell table:style-name="Table1.A2" office:value-type="string">
            <text:p text:style-name="Table_20_Contents"><text:a xlink:type="simple" xlink:href="../../../../../../usr/src/linux/fs/super.c">fs/super.c</text:a></text:p>
          </table:table-cell>
          <table:table-cell table:style-name="Table1.A2" office:value-type="string">
            <text:p text:style-name="Table_20_Contents">char *</text:p>
          </table:table-cell>
          <table:table-cell table:style-name="Table1.A2" office:value-type="string">
            <text:p text:style-name="Table_20_Contents">char *</text:p>
          </table:table-cell>
          <table:table-cell table:style-name="Table1.A2" office:value-type="string">
            <text:p text:style-name="Table_20_Contents">char *</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2</text:p>
          </table:table-cell>
          <table:table-cell table:style-name="Table1.A2" office:value-type="string">
            <text:p text:style-name="Table_20_Contents">sys_oldumount</text:p>
          </table:table-cell>
          <table:table-cell table:style-name="Table1.A2" office:value-type="string">
            <text:p text:style-name="Table_20_Contents"><text:a xlink:type="simple" xlink:href="../../../../../../usr/src/linux/fs/super.c">fs/super.c</text:a></text:p>
          </table:table-cell>
          <table:table-cell table:style-name="Table1.A2" office:value-type="string">
            <text:p text:style-name="Table_20_Contents">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3</text:p>
          </table:table-cell>
          <table:table-cell table:style-name="Table1.A2" office:value-type="string">
            <text:p text:style-name="Table_20_Contents">sys_setu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4</text:p>
          </table:table-cell>
          <table:table-cell table:style-name="Table1.A2" office:value-type="string">
            <text:p text:style-name="Table_20_Contents">sys_getuid</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5</text:p>
          </table:table-cell>
          <table:table-cell table:style-name="Table1.A2" office:value-type="string">
            <text:p text:style-name="Table_20_Contents">sys_stime</text:p>
          </table:table-cell>
          <table:table-cell table:style-name="Table1.A2" office:value-type="string">
            <text:p text:style-name="Table_20_Contents"><text:a xlink:type="simple" xlink:href="../../../../../../usr/src/linux/kernel/time.c">kernel/time.c</text:a></text:p>
          </table:table-cell>
          <table:table-cell table:style-name="Table1.A2" office:value-type="string">
            <text:p text:style-name="Table_20_Contents">int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6</text:p>
          </table:table-cell>
          <table:table-cell table:style-name="Table1.A2" office:value-type="string">
            <text:p text:style-name="Table_20_Contents">sys_ptrace</text:p>
          </table:table-cell>
          <table:table-cell table:style-name="Table1.A2" office:value-type="string">
            <text:p text:style-name="Table_20_Contents"><text:a xlink:type="simple" xlink:href="../../../../../../usr/src/linux/arch/i386/kernel/ptrace.c">arch/i386/kernel/ptrace.c</text:a></text:p>
          </table:table-cell>
          <table:table-cell table:style-name="Table1.A2" office:value-type="string">
            <text:p text:style-name="Table_20_Contents">long</text:p>
          </table:table-cell>
          <table:table-cell table:style-name="Table1.A2" office:value-type="string">
            <text:p text:style-name="Table_20_Contents">long</text:p>
          </table:table-cell>
          <table:table-cell table:style-name="Table1.A2" office:value-type="string">
            <text:p text:style-name="Table_20_Contents">long</text:p>
          </table:table-cell>
          <table:table-cell table:style-name="Table1.A2" office:value-type="string">
            <text:p text:style-name="Table_20_Contents">long</text:p>
          </table:table-cell>
          <table:table-cell table:style-name="Table1.H2" office:value-type="string">
            <text:p text:style-name="Table_20_Contents">-</text:p>
          </table:table-cell>
        </table:table-row>
        <table:table-row>
          <table:table-cell table:style-name="Table1.A2" office:value-type="string">
            <text:p text:style-name="Table_20_Contents">27</text:p>
          </table:table-cell>
          <table:table-cell table:style-name="Table1.A2" office:value-type="string">
            <text:p text:style-name="Table_20_Contents">sys_alarm</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8</text:p>
          </table:table-cell>
          <table:table-cell table:style-name="Table1.A2" office:value-type="string">
            <text:p text:style-name="Table_20_Contents">sys_fstat</text:p>
          </table:table-cell>
          <table:table-cell table:style-name="Table1.A2" office:value-type="string">
            <text:p text:style-name="Table_20_Contents"><text:a xlink:type="simple" xlink:href="../../../../../../usr/src/linux/fs/stat.c">fs/stat.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__old_kernel_stat">struct __old_kernel_sta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29</text:p>
          </table:table-cell>
          <table:table-cell table:style-name="Table1.A2" office:value-type="string">
            <text:p text:style-name="Table_20_Contents">sys_pause</text:p>
          </table:table-cell>
          <table:table-cell table:style-name="Table1.A2" office:value-type="string">
            <text:p text:style-name="Table_20_Contents"><text:a xlink:type="simple" xlink:href="../../../../../../usr/src/linux/arch/i386/kernel/sys_i386.c">arch/i386/kernel/sys_i386.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0</text:p>
          </table:table-cell>
          <table:table-cell table:style-name="Table1.A2" office:value-type="string">
            <text:p text:style-name="Table_20_Contents">sys_utime</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utimbuf">struct utimbuf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3</text:p>
          </table:table-cell>
          <table:table-cell table:style-name="Table1.A2" office:value-type="string">
            <text:p text:style-name="Table_20_Contents">sys_access</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4</text:p>
          </table:table-cell>
          <table:table-cell table:style-name="Table1.A2" office:value-type="string">
            <text:p text:style-name="Table_20_Contents">sys_nice</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6</text:p>
          </table:table-cell>
          <table:table-cell table:style-name="Table1.A2" office:value-type="string">
            <text:p text:style-name="Table_20_Contents">sys_sync</text:p>
          </table:table-cell>
          <table:table-cell table:style-name="Table1.A2" office:value-type="string">
            <text:p text:style-name="Table_20_Contents"><text:a xlink:type="simple" xlink:href="../../../../../../usr/src/linux/fs/buffer.c">fs/buffer.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7</text:p>
          </table:table-cell>
          <table:table-cell table:style-name="Table1.A2" office:value-type="string">
            <text:p text:style-name="Table_20_Contents">sys_kill</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8</text:p>
          </table:table-cell>
          <table:table-cell table:style-name="Table1.A2" office:value-type="string">
            <text:p text:style-name="Table_20_Contents">sys_rename</text:p>
          </table:table-cell>
          <table:table-cell table:style-name="Table1.A2" office:value-type="string">
            <text:p text:style-name="Table_20_Contents"><text:a xlink:type="simple" xlink:href="../../../../../../usr/src/linux/fs/namei.c">fs/namei.c</text:a></text:p>
          </table:table-cell>
          <table:table-cell table:style-name="Table1.A2" office:value-type="string">
            <text:p text:style-name="Table_20_Contents">const char *</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39</text:p>
          </table:table-cell>
          <table:table-cell table:style-name="Table1.A2" office:value-type="string">
            <text:p text:style-name="Table_20_Contents">sys_mkdir</text:p>
          </table:table-cell>
          <table:table-cell table:style-name="Table1.A2" office:value-type="string">
            <text:p text:style-name="Table_20_Contents"><text:a xlink:type="simple" xlink:href="../../../../../../usr/src/linux/fs/namei.c">fs/namei.c</text:a></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0</text:p>
          </table:table-cell>
          <table:table-cell table:style-name="Table1.A2" office:value-type="string">
            <text:p text:style-name="Table_20_Contents">sys_rmdir</text:p>
          </table:table-cell>
          <table:table-cell table:style-name="Table1.A2" office:value-type="string">
            <text:p text:style-name="Table_20_Contents"><text:a xlink:type="simple" xlink:href="../../../../../../usr/src/linux/fs/namei.c">fs/namei.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1</text:p>
          </table:table-cell>
          <table:table-cell table:style-name="Table1.A2" office:value-type="string">
            <text:p text:style-name="Table_20_Contents">sys_dup</text:p>
          </table:table-cell>
          <table:table-cell table:style-name="Table1.A2" office:value-type="string">
            <text:p text:style-name="Table_20_Contents"><text:a xlink:type="simple" xlink:href="../../../../../../usr/src/linux/fs/fcntl.c">fs/fcntl.c</text:a></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2</text:p>
          </table:table-cell>
          <table:table-cell table:style-name="Table1.A2" office:value-type="string">
            <text:p text:style-name="Table_20_Contents">sys_pipe</text:p>
          </table:table-cell>
          <table:table-cell table:style-name="Table1.A2" office:value-type="string">
            <text:p text:style-name="Table_20_Contents"><text:a xlink:type="simple" xlink:href="../../../../../../usr/src/linux/arch/i386/kernel/sys_i386.c">arch/i386/kernel/sys_i386.c</text:a></text:p>
          </table:table-cell>
          <table:table-cell table:style-name="Table1.A2" office:value-type="string">
            <text:p text:style-name="Table_20_Contents">unsigned long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3</text:p>
          </table:table-cell>
          <table:table-cell table:style-name="Table1.A2" office:value-type="string">
            <text:p text:style-name="Table_20_Contents">sys_times</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tms">struct tms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5</text:p>
          </table:table-cell>
          <table:table-cell table:style-name="Table1.A2" office:value-type="string">
            <text:p text:style-name="Table_20_Contents">sys_brk</text:p>
          </table:table-cell>
          <table:table-cell table:style-name="Table1.A2" office:value-type="string">
            <text:p text:style-name="Table_20_Contents"><text:a xlink:type="simple" xlink:href="../../../../../../usr/src/linux/mm/mmap.c">mm/mmap.c</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6</text:p>
          </table:table-cell>
          <table:table-cell table:style-name="Table1.A2" office:value-type="string">
            <text:p text:style-name="Table_20_Contents">sys_setg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ext:soft-page-break/>
        <table:table-row>
          <table:table-cell table:style-name="Table1.A2" office:value-type="string">
            <text:p text:style-name="Table_20_Contents">47</text:p>
          </table:table-cell>
          <table:table-cell table:style-name="Table1.A2" office:value-type="string">
            <text:p text:style-name="Table_20_Contents">sys_getgid</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8</text:p>
          </table:table-cell>
          <table:table-cell table:style-name="Table1.A2" office:value-type="string">
            <text:p text:style-name="Table_20_Contents">sys_signal</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__sighandler_t">__sighandler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49</text:p>
          </table:table-cell>
          <table:table-cell table:style-name="Table1.A2" office:value-type="string">
            <text:p text:style-name="Table_20_Contents">sys_geteuid</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0</text:p>
          </table:table-cell>
          <table:table-cell table:style-name="Table1.A2" office:value-type="string">
            <text:p text:style-name="Table_20_Contents">sys_getegid</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1</text:p>
          </table:table-cell>
          <table:table-cell table:style-name="Table1.A2" office:value-type="string">
            <text:p text:style-name="Table_20_Contents">sys_acct</text:p>
          </table:table-cell>
          <table:table-cell table:style-name="Table1.A2" office:value-type="string">
            <text:p text:style-name="Table_20_Contents"><text:a xlink:type="simple" xlink:href="../../../../../../usr/src/linux/kernel/acct.c">kernel/acct.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2</text:p>
          </table:table-cell>
          <table:table-cell table:style-name="Table1.A2" office:value-type="string">
            <text:p text:style-name="Table_20_Contents">sys_umount</text:p>
          </table:table-cell>
          <table:table-cell table:style-name="Table1.A2" office:value-type="string">
            <text:p text:style-name="Table_20_Contents"><text:a xlink:type="simple" xlink:href="../../../../../../usr/src/linux/fs/super.c">fs/super.c</text:a></text:p>
          </table:table-cell>
          <table:table-cell table:style-name="Table1.A2" office:value-type="string">
            <text:p text:style-name="Table_20_Contents">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4</text:p>
          </table:table-cell>
          <table:table-cell table:style-name="Table1.A2" office:value-type="string">
            <text:p text:style-name="Table_20_Contents">sys_ioctl</text:p>
          </table:table-cell>
          <table:table-cell table:style-name="Table1.A2" office:value-type="string">
            <text:p text:style-name="Table_20_Contents"><text:a xlink:type="simple" xlink:href="../../../../../../usr/src/linux/fs/ioctl.c">fs/ioctl.c</text:a></text:p>
          </table:table-cell>
          <table:table-cell table:style-name="Table1.A2" office:value-type="string">
            <text:p text:style-name="Table_20_Contents">unsigned int</text:p>
          </table:table-cell>
          <table:table-cell table:style-name="Table1.A2" office:value-type="string">
            <text:p text:style-name="Table_20_Contents">unsigned int</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5</text:p>
          </table:table-cell>
          <table:table-cell table:style-name="Table1.A2" office:value-type="string">
            <text:p text:style-name="Table_20_Contents">sys_fcntl</text:p>
          </table:table-cell>
          <table:table-cell table:style-name="Table1.A2" office:value-type="string">
            <text:p text:style-name="Table_20_Contents"><text:a xlink:type="simple" xlink:href="../../../../../../usr/src/linux/fs/fcntl.c">fs/fcntl.c</text:a></text:p>
          </table:table-cell>
          <table:table-cell table:style-name="Table1.A2" office:value-type="string">
            <text:p text:style-name="Table_20_Contents">unsigned int</text:p>
          </table:table-cell>
          <table:table-cell table:style-name="Table1.A2" office:value-type="string">
            <text:p text:style-name="Table_20_Contents">unsigned int</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7</text:p>
          </table:table-cell>
          <table:table-cell table:style-name="Table1.A2" office:value-type="string">
            <text:p text:style-name="Table_20_Contents">sys_setpg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59</text:p>
          </table:table-cell>
          <table:table-cell table:style-name="Table1.A2" office:value-type="string">
            <text:p text:style-name="Table_20_Contents">sys_olduname</text:p>
          </table:table-cell>
          <table:table-cell table:style-name="Table1.A2" office:value-type="string">
            <text:p text:style-name="Table_20_Contents"><text:a xlink:type="simple" xlink:href="../../../../../../usr/src/linux/arch/i386/kernel/sys_i386.c">arch/i386/kernel/sys_i386.c</text:a></text:p>
          </table:table-cell>
          <table:table-cell table:style-name="Table1.A2" office:value-type="string">
            <text:p text:style-name="Table_20_Contents"><text:a xlink:type="simple" xlink:href="http://docs.cs.up.ac.za/programming/asm/derick_tut/syscalls.html#oldold_utsname">struct oldold_utsname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0</text:p>
          </table:table-cell>
          <table:table-cell table:style-name="Table1.A2" office:value-type="string">
            <text:p text:style-name="Table_20_Contents">sys_umask</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1</text:p>
          </table:table-cell>
          <table:table-cell table:style-name="Table1.A2" office:value-type="string">
            <text:p text:style-name="Table_20_Contents">sys_chroot</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2</text:p>
          </table:table-cell>
          <table:table-cell table:style-name="Table1.A2" office:value-type="string">
            <text:p text:style-name="Table_20_Contents">sys_ustat</text:p>
          </table:table-cell>
          <table:table-cell table:style-name="Table1.A2" office:value-type="string">
            <text:p text:style-name="Table_20_Contents"><text:a xlink:type="simple" xlink:href="../../../../../../usr/src/linux/fs/super.c">fs/super.c</text:a></text:p>
          </table:table-cell>
          <table:table-cell table:style-name="Table1.A2" office:value-type="string">
            <text:p text:style-name="Table_20_Contents"><text:a xlink:type="simple" xlink:href="http://docs.cs.up.ac.za/programming/asm/derick_tut/syscalls.html#dev_t">dev_t</text:a></text:p>
          </table:table-cell>
          <table:table-cell table:style-name="Table1.A2" office:value-type="string">
            <text:p text:style-name="Table_20_Contents"><text:a xlink:type="simple" xlink:href="http://docs.cs.up.ac.za/programming/asm/derick_tut/syscalls.html#ustat">struct usta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3</text:p>
          </table:table-cell>
          <table:table-cell table:style-name="Table1.A2" office:value-type="string">
            <text:p text:style-name="Table_20_Contents">sys_dup2</text:p>
          </table:table-cell>
          <table:table-cell table:style-name="Table1.A2" office:value-type="string">
            <text:p text:style-name="Table_20_Contents"><text:a xlink:type="simple" xlink:href="../../../../../../usr/src/linux/fs/fcntl.c">fs/fcntl.c</text:a></text:p>
          </table:table-cell>
          <table:table-cell table:style-name="Table1.A2" office:value-type="string">
            <text:p text:style-name="Table_20_Contents">unsigned int</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4</text:p>
          </table:table-cell>
          <table:table-cell table:style-name="Table1.A2" office:value-type="string">
            <text:p text:style-name="Table_20_Contents">sys_getppid</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5</text:p>
          </table:table-cell>
          <table:table-cell table:style-name="Table1.A2" office:value-type="string">
            <text:p text:style-name="Table_20_Contents">sys_getpgrp</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6</text:p>
          </table:table-cell>
          <table:table-cell table:style-name="Table1.A2" office:value-type="string">
            <text:p text:style-name="Table_20_Contents">sys_sets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7</text:p>
          </table:table-cell>
          <table:table-cell table:style-name="Table1.A2" office:value-type="string">
            <text:p text:style-name="Table_20_Contents">sys_sigaction</text:p>
          </table:table-cell>
          <table:table-cell table:style-name="Table1.A2" office:value-type="string">
            <text:p text:style-name="Table_20_Contents"><text:a xlink:type="simple" xlink:href="../../../../../../usr/src/linux/arch/i386/kernel/signal.c">arch/i386/kernel/signal.c</text:a></text:p>
          </table:table-cell>
          <table:table-cell table:style-name="Table1.A2" office:value-type="string">
            <text:p text:style-name="Table_20_Contents">int</text:p>
          </table:table-cell>
          <table:table-cell table:style-name="Table1.A2" office:value-type="string">
            <text:p text:style-name="Table_20_Contents">const <text:a xlink:type="simple" xlink:href="http://docs.cs.up.ac.za/programming/asm/derick_tut/syscalls.html#old_sigaction">struct old_sigaction *</text:a></text:p>
          </table:table-cell>
          <table:table-cell table:style-name="Table1.A2" office:value-type="string">
            <text:p text:style-name="Table_20_Contents"><text:a xlink:type="simple" xlink:href="http://docs.cs.up.ac.za/programming/asm/derick_tut/syscalls.html#old_sigaction">struct old_sigaction *</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8</text:p>
          </table:table-cell>
          <table:table-cell table:style-name="Table1.A2" office:value-type="string">
            <text:p text:style-name="Table_20_Contents">sys_sgetmask</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69</text:p>
          </table:table-cell>
          <table:table-cell table:style-name="Table1.A2" office:value-type="string">
            <text:p text:style-name="Table_20_Contents">sys_ssetmask</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0</text:p>
          </table:table-cell>
          <table:table-cell table:style-name="Table1.A2" office:value-type="string">
            <text:p text:style-name="Table_20_Contents">sys_setreu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1</text:p>
          </table:table-cell>
          <table:table-cell table:style-name="Table1.A2" office:value-type="string">
            <text:p text:style-name="Table_20_Contents">sys_setreg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2</text:p>
          </table:table-cell>
          <table:table-cell table:style-name="Table1.A2" office:value-type="string">
            <text:p text:style-name="Table_20_Contents">sys_sigsuspend</text:p>
          </table:table-cell>
          <table:table-cell table:style-name="Table1.A2" office:value-type="string">
            <text:p text:style-name="Table_20_Contents"><text:a xlink:type="simple" xlink:href="../../../../../../usr/src/linux/arch/i386/kernel/signal.c">arch/i386/kernel/signal.c</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old_sigset_t">old_sigset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3</text:p>
          </table:table-cell>
          <table:table-cell table:style-name="Table1.A2" office:value-type="string">
            <text:p text:style-name="Table_20_Contents">sys_sigpending</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text:a xlink:type="simple" xlink:href="http://docs.cs.up.ac.za/programming/asm/derick_tut/syscalls.html#old_sigset_t">old_sigset_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4</text:p>
          </table:table-cell>
          <table:table-cell table:style-name="Table1.A2" office:value-type="string">
            <text:p text:style-name="Table_20_Contents">sys_sethostname</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5</text:p>
          </table:table-cell>
          <table:table-cell table:style-name="Table1.A2" office:value-type="string">
            <text:p text:style-name="Table_20_Contents">sys_setrlimit</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rlimit">struct rlimi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6</text:p>
          </table:table-cell>
          <table:table-cell table:style-name="Table1.A2" office:value-type="string">
            <text:p text:style-name="Table_20_Contents">sys_getrlimit</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rlimit">struct rlimi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7</text:p>
          </table:table-cell>
          <table:table-cell table:style-name="Table1.A2" office:value-type="string">
            <text:p text:style-name="Table_20_Contents">sys_getrusage</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rusage">struct rusage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78</text:p>
          </table:table-cell>
          <table:table-cell table:style-name="Table1.A2" office:value-type="string">
            <text:p text:style-name="Table_20_Contents">sys_gettimeofday</text:p>
          </table:table-cell>
          <table:table-cell table:style-name="Table1.A2" office:value-type="string">
            <text:p text:style-name="Table_20_Contents"><text:a xlink:type="simple" xlink:href="../../../../../../usr/src/linux/kernel/time.c">kernel/time.c</text:a></text:p>
          </table:table-cell>
          <table:table-cell table:style-name="Table1.A2" office:value-type="string">
            <text:p text:style-name="Table_20_Contents"><text:a xlink:type="simple" xlink:href="http://docs.cs.up.ac.za/programming/asm/derick_tut/syscalls.html#timeval">struct timeval *</text:a></text:p>
          </table:table-cell>
          <table:table-cell table:style-name="Table1.A2" office:value-type="string">
            <text:p text:style-name="Table_20_Contents"><text:a xlink:type="simple" xlink:href="http://docs.cs.up.ac.za/programming/asm/derick_tut/syscalls.html#timezone">struct timezone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ext:soft-page-break/>
        <table:table-row>
          <table:table-cell table:style-name="Table1.A2" office:value-type="string">
            <text:p text:style-name="Table_20_Contents">79</text:p>
          </table:table-cell>
          <table:table-cell table:style-name="Table1.A2" office:value-type="string">
            <text:p text:style-name="Table_20_Contents">sys_settimeofday</text:p>
          </table:table-cell>
          <table:table-cell table:style-name="Table1.A2" office:value-type="string">
            <text:p text:style-name="Table_20_Contents"><text:a xlink:type="simple" xlink:href="../../../../../../usr/src/linux/kernel/time.c">kernel/time.c</text:a></text:p>
          </table:table-cell>
          <table:table-cell table:style-name="Table1.A2" office:value-type="string">
            <text:p text:style-name="Table_20_Contents"><text:a xlink:type="simple" xlink:href="http://docs.cs.up.ac.za/programming/asm/derick_tut/syscalls.html#timeval">struct timeval *</text:a></text:p>
          </table:table-cell>
          <table:table-cell table:style-name="Table1.A2" office:value-type="string">
            <text:p text:style-name="Table_20_Contents"><text:a xlink:type="simple" xlink:href="http://docs.cs.up.ac.za/programming/asm/derick_tut/syscalls.html#timezone">struct timezone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0</text:p>
          </table:table-cell>
          <table:table-cell table:style-name="Table1.A2" office:value-type="string">
            <text:p text:style-name="Table_20_Contents">sys_getgroups</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gid_t">gid_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1</text:p>
          </table:table-cell>
          <table:table-cell table:style-name="Table1.A2" office:value-type="string">
            <text:p text:style-name="Table_20_Contents">sys_setgroups</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gid_t">gid_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2</text:p>
          </table:table-cell>
          <table:table-cell table:style-name="Table1.A2" office:value-type="string">
            <text:p text:style-name="Table_20_Contents">old_select</text:p>
          </table:table-cell>
          <table:table-cell table:style-name="Table1.A2" office:value-type="string">
            <text:p text:style-name="Table_20_Contents"><text:a xlink:type="simple" xlink:href="../../../../../../usr/src/linux/arch/i386/kernel/sys_i386.c">arch/i386/kernel/sys_i386.c</text:a></text:p>
          </table:table-cell>
          <table:table-cell table:style-name="Table1.A2" office:value-type="string">
            <text:p text:style-name="Table_20_Contents"><text:a xlink:type="simple" xlink:href="http://docs.cs.up.ac.za/programming/asm/derick_tut/syscalls.html#sel_arg_struct">struct sel_arg_struc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3</text:p>
          </table:table-cell>
          <table:table-cell table:style-name="Table1.A2" office:value-type="string">
            <text:p text:style-name="Table_20_Contents">sys_symlink</text:p>
          </table:table-cell>
          <table:table-cell table:style-name="Table1.A2" office:value-type="string">
            <text:p text:style-name="Table_20_Contents"><text:a xlink:type="simple" xlink:href="../../../../../../usr/src/linux/fs/namei.c">fs/namei.c</text:a></text:p>
          </table:table-cell>
          <table:table-cell table:style-name="Table1.A2" office:value-type="string">
            <text:p text:style-name="Table_20_Contents">const char *</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4</text:p>
          </table:table-cell>
          <table:table-cell table:style-name="Table1.A2" office:value-type="string">
            <text:p text:style-name="Table_20_Contents">sys_lstat</text:p>
          </table:table-cell>
          <table:table-cell table:style-name="Table1.A2" office:value-type="string">
            <text:p text:style-name="Table_20_Contents"><text:a xlink:type="simple" xlink:href="../../../../../../usr/src/linux/fs/stat.c">fs/stat.c</text:a></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__old_kernel_stat">struct __old_kernel_sta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5</text:p>
          </table:table-cell>
          <table:table-cell table:style-name="Table1.A2" office:value-type="string">
            <text:p text:style-name="Table_20_Contents">sys_readlink</text:p>
          </table:table-cell>
          <table:table-cell table:style-name="Table1.A2" office:value-type="string">
            <text:p text:style-name="Table_20_Contents"><text:a xlink:type="simple" xlink:href="../../../../../../usr/src/linux/fs/stat.c">fs/stat.c</text:a></text:p>
          </table:table-cell>
          <table:table-cell table:style-name="Table1.A2" office:value-type="string">
            <text:p text:style-name="Table_20_Contents">const char *</text:p>
          </table:table-cell>
          <table:table-cell table:style-name="Table1.A2" office:value-type="string">
            <text:p text:style-name="Table_20_Contents">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6</text:p>
          </table:table-cell>
          <table:table-cell table:style-name="Table1.A2" office:value-type="string">
            <text:p text:style-name="Table_20_Contents">sys_uselib</text:p>
          </table:table-cell>
          <table:table-cell table:style-name="Table1.A2" office:value-type="string">
            <text:p text:style-name="Table_20_Contents"><text:a xlink:type="simple" xlink:href="../../../../../../usr/src/linux/fs/exec.c">fs/exec.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7</text:p>
          </table:table-cell>
          <table:table-cell table:style-name="Table1.A2" office:value-type="string">
            <text:p text:style-name="Table_20_Contents">sys_swapon</text:p>
          </table:table-cell>
          <table:table-cell table:style-name="Table1.A2" office:value-type="string">
            <text:p text:style-name="Table_20_Contents"><text:a xlink:type="simple" xlink:href="../../../../../../usr/src/linux/mm/swapfile.c">mm/swapfile.c</text:a></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88</text:p>
          </table:table-cell>
          <table:table-cell table:style-name="Table1.A2" office:value-type="string">
            <text:p text:style-name="Table_20_Contents">sys_reboot</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void *</text:p>
          </table:table-cell>
          <table:table-cell table:style-name="Table1.H2" office:value-type="string">
            <text:p text:style-name="Table_20_Contents">-</text:p>
          </table:table-cell>
        </table:table-row>
        <table:table-row>
          <table:table-cell table:style-name="Table1.A2" office:value-type="string">
            <text:p text:style-name="Table_20_Contents">89</text:p>
          </table:table-cell>
          <table:table-cell table:style-name="Table1.A2" office:value-type="string">
            <text:p text:style-name="Table_20_Contents">old_readdir</text:p>
          </table:table-cell>
          <table:table-cell table:style-name="Table1.A2" office:value-type="string">
            <text:p text:style-name="Table_20_Contents"><text:a xlink:type="simple" xlink:href="../../../../../../usr/src/linux/fs/readdir.c">fs/readdir.c</text:a></text:p>
          </table:table-cell>
          <table:table-cell table:style-name="Table1.A2" office:value-type="string">
            <text:p text:style-name="Table_20_Contents">unsigned int</text:p>
          </table:table-cell>
          <table:table-cell table:style-name="Table1.A2" office:value-type="string">
            <text:p text:style-name="Table_20_Contents">void *</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0</text:p>
          </table:table-cell>
          <table:table-cell table:style-name="Table1.A2" office:value-type="string">
            <text:p text:style-name="Table_20_Contents">old_mmap</text:p>
          </table:table-cell>
          <table:table-cell table:style-name="Table1.A2" office:value-type="string">
            <text:p text:style-name="Table_20_Contents"><text:a xlink:type="simple" xlink:href="../../../../../../usr/src/linux/arch/i386/kernel/sys_i386.c">arch/i386/kernel/sys_i386.c</text:a></text:p>
          </table:table-cell>
          <table:table-cell table:style-name="Table1.A2" office:value-type="string">
            <text:p text:style-name="Table_20_Contents"><text:a xlink:type="simple" xlink:href="http://docs.cs.up.ac.za/programming/asm/derick_tut/syscalls.html#mmap_arg_struct">struct mmap_arg_struc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1</text:p>
          </table:table-cell>
          <table:table-cell table:style-name="Table1.A2" office:value-type="string">
            <text:p text:style-name="Table_20_Contents">sys_munmap</text:p>
          </table:table-cell>
          <table:table-cell table:style-name="Table1.A2" office:value-type="string">
            <text:p text:style-name="Table_20_Contents"><text:a xlink:type="simple" xlink:href="../../../../../../usr/src/linux/mm/mmap.c">mm/mmap.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2</text:p>
          </table:table-cell>
          <table:table-cell table:style-name="Table1.A2" office:value-type="string">
            <text:p text:style-name="Table_20_Contents">sys_truncate</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3</text:p>
          </table:table-cell>
          <table:table-cell table:style-name="Table1.A2" office:value-type="string">
            <text:p text:style-name="Table_20_Contents">sys_ftruncate</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unsigned int</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4</text:p>
          </table:table-cell>
          <table:table-cell table:style-name="Table1.A2" office:value-type="string">
            <text:p text:style-name="Table_20_Contents">sys_fchmod</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mode_t">mod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5</text:p>
          </table:table-cell>
          <table:table-cell table:style-name="Table1.A2" office:value-type="string">
            <text:p text:style-name="Table_20_Contents">sys_fchown</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6</text:p>
          </table:table-cell>
          <table:table-cell table:style-name="Table1.A2" office:value-type="string">
            <text:p text:style-name="Table_20_Contents">sys_getpriority</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7</text:p>
          </table:table-cell>
          <table:table-cell table:style-name="Table1.A2" office:value-type="string">
            <text:p text:style-name="Table_20_Contents">sys_setpriority</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99</text:p>
          </table:table-cell>
          <table:table-cell table:style-name="Table1.A2" office:value-type="string">
            <text:p text:style-name="Table_20_Contents">sys_statfs</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text:a xlink:type="simple" xlink:href="http://docs.cs.up.ac.za/programming/asm/derick_tut/syscalls.html#statfs">struct statfs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0</text:p>
          </table:table-cell>
          <table:table-cell table:style-name="Table1.A2" office:value-type="string">
            <text:p text:style-name="Table_20_Contents">sys_fstatfs</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statfs">struct statfs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1</text:p>
          </table:table-cell>
          <table:table-cell table:style-name="Table1.A2" office:value-type="string">
            <text:p text:style-name="Table_20_Contents">sys_ioperm</text:p>
          </table:table-cell>
          <table:table-cell table:style-name="Table1.A2" office:value-type="string">
            <text:p text:style-name="Table_20_Contents"><text:a xlink:type="simple" xlink:href="../../../../../../usr/src/linux/arch/i386/kernel/ioport.c">arch/i386/kernel/ioport.c</text:a></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2</text:p>
          </table:table-cell>
          <table:table-cell table:style-name="Table1.A2" office:value-type="string">
            <text:p text:style-name="Table_20_Contents">sys_socketcall</text:p>
          </table:table-cell>
          <table:table-cell table:style-name="Table1.A2" office:value-type="string">
            <text:p text:style-name="Table_20_Contents"><text:a xlink:type="simple" xlink:href="../../../../../../usr/src/linux/net/socket.c">net/socket.c</text:a></text:p>
          </table:table-cell>
          <table:table-cell table:style-name="Table1.A2" office:value-type="string">
            <text:p text:style-name="Table_20_Contents">int</text:p>
          </table:table-cell>
          <table:table-cell table:style-name="Table1.A2" office:value-type="string">
            <text:p text:style-name="Table_20_Contents">unsigned long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3</text:p>
          </table:table-cell>
          <table:table-cell table:style-name="Table1.A2" office:value-type="string">
            <text:p text:style-name="Table_20_Contents">sys_syslog</text:p>
          </table:table-cell>
          <table:table-cell table:style-name="Table1.A2" office:value-type="string">
            <text:p text:style-name="Table_20_Contents"><text:a xlink:type="simple" xlink:href="../../../../../../usr/src/linux/kernel/printk.c">kernel/printk.c</text:a></text:p>
          </table:table-cell>
          <table:table-cell table:style-name="Table1.A2" office:value-type="string">
            <text:p text:style-name="Table_20_Contents">int</text:p>
          </table:table-cell>
          <table:table-cell table:style-name="Table1.A2" office:value-type="string">
            <text:p text:style-name="Table_20_Contents">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4</text:p>
          </table:table-cell>
          <table:table-cell table:style-name="Table1.A2" office:value-type="string">
            <text:p text:style-name="Table_20_Contents">sys_setitimer</text:p>
          </table:table-cell>
          <table:table-cell table:style-name="Table1.A2" office:value-type="string">
            <text:p text:style-name="Table_20_Contents"><text:a xlink:type="simple" xlink:href="../../../../../../usr/src/linux/kernel/itimer.c">kernel/itimer.</text:a><text:soft-page-break/><text:a xlink:type="simple" xlink:href="../../../../../../usr/src/linux/kernel/itimer.c">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itimerval">struct itimerval </text:a><text:soft-page-break/><text:a xlink:type="simple" xlink:href="http://docs.cs.up.ac.za/programming/asm/derick_tut/syscalls.html#itimerval">*</text:a></text:p>
          </table:table-cell>
          <table:table-cell table:style-name="Table1.A2" office:value-type="string">
            <text:p text:style-name="Table_20_Contents"><text:a xlink:type="simple" xlink:href="http://docs.cs.up.ac.za/programming/asm/derick_tut/syscalls.html#itimerval">struct </text:a><text:soft-page-break/><text:a xlink:type="simple" xlink:href="http://docs.cs.up.ac.za/programming/asm/derick_tut/syscalls.html#itimerval">itimerval *</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5</text:p>
          </table:table-cell>
          <table:table-cell table:style-name="Table1.A2" office:value-type="string">
            <text:p text:style-name="Table_20_Contents">sys_getitimer</text:p>
          </table:table-cell>
          <table:table-cell table:style-name="Table1.A2" office:value-type="string">
            <text:p text:style-name="Table_20_Contents"><text:a xlink:type="simple" xlink:href="../../../../../../usr/src/linux/kernel/itimer.c">kernel/itimer.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itimerval">struct itimerval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6</text:p>
          </table:table-cell>
          <table:table-cell table:style-name="Table1.A2" office:value-type="string">
            <text:p text:style-name="Table_20_Contents">sys_newstat</text:p>
          </table:table-cell>
          <table:table-cell table:style-name="Table1.A2" office:value-type="string">
            <text:p text:style-name="Table_20_Contents"><text:a xlink:type="simple" xlink:href="../../../../../../usr/src/linux/fs/stat.c">fs/stat.c</text:a></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stat">struct sta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7</text:p>
          </table:table-cell>
          <table:table-cell table:style-name="Table1.A2" office:value-type="string">
            <text:p text:style-name="Table_20_Contents">sys_newlstat</text:p>
          </table:table-cell>
          <table:table-cell table:style-name="Table1.A2" office:value-type="string">
            <text:p text:style-name="Table_20_Contents"><text:a xlink:type="simple" xlink:href="../../../../../../usr/src/linux/fs/stat.c">fs/stat.c</text:a></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stat">struct sta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8</text:p>
          </table:table-cell>
          <table:table-cell table:style-name="Table1.A2" office:value-type="string">
            <text:p text:style-name="Table_20_Contents">sys_newfstat</text:p>
          </table:table-cell>
          <table:table-cell table:style-name="Table1.A2" office:value-type="string">
            <text:p text:style-name="Table_20_Contents"><text:a xlink:type="simple" xlink:href="../../../../../../usr/src/linux/fs/stat.c">fs/stat.c</text:a></text:p>
          </table:table-cell>
          <table:table-cell table:style-name="Table1.A2" office:value-type="string">
            <text:p text:style-name="Table_20_Contents">unsigned int</text:p>
          </table:table-cell>
          <table:table-cell table:style-name="Table1.A2" office:value-type="string">
            <text:p text:style-name="Table_20_Contents"><text:a xlink:type="simple" xlink:href="http://docs.cs.up.ac.za/programming/asm/derick_tut/syscalls.html#stat">struct sta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09</text:p>
          </table:table-cell>
          <table:table-cell table:style-name="Table1.A2" office:value-type="string">
            <text:p text:style-name="Table_20_Contents">sys_uname</text:p>
          </table:table-cell>
          <table:table-cell table:style-name="Table1.A2" office:value-type="string">
            <text:p text:style-name="Table_20_Contents"><text:a xlink:type="simple" xlink:href="../../../../../../usr/src/linux/arch/i386/kernel/sys_i386.c">arch/i386/kernel/sys_i386.c</text:a></text:p>
          </table:table-cell>
          <table:table-cell table:style-name="Table1.A2" office:value-type="string">
            <text:p text:style-name="Table_20_Contents"><text:a xlink:type="simple" xlink:href="http://docs.cs.up.ac.za/programming/asm/derick_tut/syscalls.html#old_utsname">struct old_utsname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0</text:p>
          </table:table-cell>
          <table:table-cell table:style-name="Table1.A2" office:value-type="string">
            <text:p text:style-name="Table_20_Contents">sys_iopl</text:p>
          </table:table-cell>
          <table:table-cell table:style-name="Table1.A2" office:value-type="string">
            <text:p text:style-name="Table_20_Contents"><text:a xlink:type="simple" xlink:href="../../../../../../usr/src/linux/arch/i386/kernel/ioport.c">arch/i386/kernel/ioport.c</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1</text:p>
          </table:table-cell>
          <table:table-cell table:style-name="Table1.A2" office:value-type="string">
            <text:p text:style-name="Table_20_Contents">sys_vhangup</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2</text:p>
          </table:table-cell>
          <table:table-cell table:style-name="Table1.A2" office:value-type="string">
            <text:p text:style-name="Table_20_Contents">sys_idle</text:p>
          </table:table-cell>
          <table:table-cell table:style-name="Table1.A2" office:value-type="string">
            <text:p text:style-name="Table_20_Contents"><text:a xlink:type="simple" xlink:href="../../../../../../usr/src/linux/arch/i386/kernel/process.c">arch/i386/kernel/process.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3</text:p>
          </table:table-cell>
          <table:table-cell table:style-name="Table1.A2" office:value-type="string">
            <text:p text:style-name="Table_20_Contents">sys_vm86old</text:p>
          </table:table-cell>
          <table:table-cell table:style-name="Table1.A2" office:value-type="string">
            <text:p text:style-name="Table_20_Contents"><text:a xlink:type="simple" xlink:href="../../../../../../usr/src/linux/arch/i386/kernel/vm86.c">arch/i386/kernel/vm86.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vm86plus_struct">struct vm86plus_struc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4</text:p>
          </table:table-cell>
          <table:table-cell table:style-name="Table1.A2" office:value-type="string">
            <text:p text:style-name="Table_20_Contents">sys_wait4</text:p>
          </table:table-cell>
          <table:table-cell table:style-name="Table1.A2" office:value-type="string">
            <text:p text:style-name="Table_20_Contents"><text:a xlink:type="simple" xlink:href="../../../../../../usr/src/linux/kernel/exit.c">kernel/exit.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unsigned long *</text:p>
          </table:table-cell>
          <table:table-cell table:style-name="Table1.A2" office:value-type="string">
            <text:p text:style-name="Table_20_Contents">int options</text:p>
          </table:table-cell>
          <table:table-cell table:style-name="Table1.A2" office:value-type="string">
            <text:p text:style-name="Table_20_Contents"><text:a xlink:type="simple" xlink:href="http://docs.cs.up.ac.za/programming/asm/derick_tut/syscalls.html#rusage">struct rusage *</text:a></text:p>
          </table:table-cell>
          <table:table-cell table:style-name="Table1.H2" office:value-type="string">
            <text:p text:style-name="Table_20_Contents">-</text:p>
          </table:table-cell>
        </table:table-row>
        <table:table-row>
          <table:table-cell table:style-name="Table1.A2" office:value-type="string">
            <text:p text:style-name="Table_20_Contents">115</text:p>
          </table:table-cell>
          <table:table-cell table:style-name="Table1.A2" office:value-type="string">
            <text:p text:style-name="Table_20_Contents">sys_swapoff</text:p>
          </table:table-cell>
          <table:table-cell table:style-name="Table1.A2" office:value-type="string">
            <text:p text:style-name="Table_20_Contents"><text:a xlink:type="simple" xlink:href="../../../../../../usr/src/linux/mm/swapfile.c">mm/swapfile.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6</text:p>
          </table:table-cell>
          <table:table-cell table:style-name="Table1.A2" office:value-type="string">
            <text:p text:style-name="Table_20_Contents">sys_sysinfo</text:p>
          </table:table-cell>
          <table:table-cell table:style-name="Table1.A2" office:value-type="string">
            <text:p text:style-name="Table_20_Contents"><text:a xlink:type="simple" xlink:href="../../../../../../usr/src/linux/kernel/info.c">kernel/info.c</text:a></text:p>
          </table:table-cell>
          <table:table-cell table:style-name="Table1.A2" office:value-type="string">
            <text:p text:style-name="Table_20_Contents"><text:a xlink:type="simple" xlink:href="http://docs.cs.up.ac.za/programming/asm/derick_tut/syscalls.html#sysinfo">struct sysinfo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7</text:p>
          </table:table-cell>
          <table:table-cell table:style-name="Table1.A2" office:value-type="string">
            <text:p text:style-name="Table_20_Contents">sys_ipc <text:a xlink:type="simple" xlink:href="http://docs.cs.up.ac.za/programming/asm/derick_tut/syscalls.html#note117">(*Note)</text:a></text:p>
          </table:table-cell>
          <table:table-cell table:style-name="Table1.A2" office:value-type="string">
            <text:p text:style-name="Table_20_Contents"><text:a xlink:type="simple" xlink:href="../../../../../../usr/src/linux/arch/i386/kernel/sys_i386.c">arch/i386/kernel/sys_i386.c</text:a></text:p>
          </table:table-cell>
          <table:table-cell table:style-name="Table1.A2" office:value-type="string">
            <text:p text:style-name="Table_20_Contents"><text:a xlink:type="simple" xlink:href="http://docs.cs.up.ac.za/programming/asm/derick_tut/syscalls.html#uint">uint</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H2" office:value-type="string">
            <text:p text:style-name="Table_20_Contents">void *</text:p>
          </table:table-cell>
        </table:table-row>
        <table:table-row>
          <table:table-cell table:style-name="Table1.A2" office:value-type="string">
            <text:p text:style-name="Table_20_Contents">118</text:p>
          </table:table-cell>
          <table:table-cell table:style-name="Table1.A2" office:value-type="string">
            <text:p text:style-name="Table_20_Contents">sys_fsync</text:p>
          </table:table-cell>
          <table:table-cell table:style-name="Table1.A2" office:value-type="string">
            <text:p text:style-name="Table_20_Contents"><text:a xlink:type="simple" xlink:href="../../../../../../usr/src/linux/fs/buffer.c">fs/buffer.c</text:a></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19</text:p>
          </table:table-cell>
          <table:table-cell table:style-name="Table1.A2" office:value-type="string">
            <text:p text:style-name="Table_20_Contents">sys_sigreturn</text:p>
          </table:table-cell>
          <table:table-cell table:style-name="Table1.A2" office:value-type="string">
            <text:p text:style-name="Table_20_Contents"><text:a xlink:type="simple" xlink:href="../../../../../../usr/src/linux/arch/i386/kernel/signal.c">arch/i386/kernel/signal.c</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0</text:p>
          </table:table-cell>
          <table:table-cell table:style-name="Table1.A2" office:value-type="string">
            <text:p text:style-name="Table_20_Contents">sys_clone</text:p>
          </table:table-cell>
          <table:table-cell table:style-name="Table1.A2" office:value-type="string">
            <text:p text:style-name="Table_20_Contents"><text:a xlink:type="simple" xlink:href="../../../../../../usr/src/linux/arch/i386/kernel/process.c">arch/i386/kernel/process.c</text:a></text:p>
          </table:table-cell>
          <table:table-cell table:style-name="Table1.A2" office:value-type="string">
            <text:p text:style-name="Table_20_Contents"><text:a xlink:type="simple" xlink:href="http://docs.cs.up.ac.za/programming/asm/derick_tut/syscalls.html#pt_regs">struct pt_regs</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1</text:p>
          </table:table-cell>
          <table:table-cell table:style-name="Table1.A2" office:value-type="string">
            <text:p text:style-name="Table_20_Contents">sys_setdomainname</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char *</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2</text:p>
          </table:table-cell>
          <table:table-cell table:style-name="Table1.A2" office:value-type="string">
            <text:p text:style-name="Table_20_Contents">sys_newuname</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new_utsname">struct new_utsname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3</text:p>
          </table:table-cell>
          <table:table-cell table:style-name="Table1.A2" office:value-type="string">
            <text:p text:style-name="Table_20_Contents">sys_modify_ldt</text:p>
          </table:table-cell>
          <table:table-cell table:style-name="Table1.A2" office:value-type="string">
            <text:p text:style-name="Table_20_Contents"><text:a xlink:type="simple" xlink:href="../../../../../../usr/src/linux/arch/i386/kernel/ldt.c">arch/i386/kernel/ldt.c</text:a></text:p>
          </table:table-cell>
          <table:table-cell table:style-name="Table1.A2" office:value-type="string">
            <text:p text:style-name="Table_20_Contents">int</text:p>
          </table:table-cell>
          <table:table-cell table:style-name="Table1.A2" office:value-type="string">
            <text:p text:style-name="Table_20_Contents">void *</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4</text:p>
          </table:table-cell>
          <table:table-cell table:style-name="Table1.A2" office:value-type="string">
            <text:p text:style-name="Table_20_Contents">sys_adjtimex</text:p>
          </table:table-cell>
          <table:table-cell table:style-name="Table1.A2" office:value-type="string">
            <text:p text:style-name="Table_20_Contents"><text:a xlink:type="simple" xlink:href="../../../../../../usr/src/linux/kernel/time.c">kernel/time.c</text:a></text:p>
          </table:table-cell>
          <table:table-cell table:style-name="Table1.A2" office:value-type="string">
            <text:p text:style-name="Table_20_Contents"><text:a xlink:type="simple" xlink:href="http://docs.cs.up.ac.za/programming/asm/derick_tut/syscalls.html#timex">struct timex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5</text:p>
          </table:table-cell>
          <table:table-cell table:style-name="Table1.A2" office:value-type="string">
            <text:p text:style-name="Table_20_Contents">sys_mprotect</text:p>
          </table:table-cell>
          <table:table-cell table:style-name="Table1.A2" office:value-type="string">
            <text:p text:style-name="Table_20_Contents"><text:a xlink:type="simple" xlink:href="../../../../../../usr/src/linux/mm/mprotect.c">mm/mprotect.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6</text:p>
          </table:table-cell>
          <table:table-cell table:style-name="Table1.A2" office:value-type="string">
            <text:p text:style-name="Table_20_Contents">sys_sigprocmask</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old_sigset_t">old_sigset_t *</text:a></text:p>
          </table:table-cell>
          <table:table-cell table:style-name="Table1.A2" office:value-type="string">
            <text:p text:style-name="Table_20_Contents"><text:a xlink:type="simple" xlink:href="http://docs.cs.up.ac.za/programming/asm/derick_tut/syscalls.html#old_sigset_t">old_sigset_t *</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7</text:p>
          </table:table-cell>
          <table:table-cell table:style-name="Table1.A2" office:value-type="string">
            <text:p text:style-name="Table_20_Contents">sys_create_mod<text:soft-page-break/>ule</text:p>
          </table:table-cell>
          <table:table-cell table:style-name="Table1.A2" office:value-type="string">
            <text:p text:style-name="Table_20_Contents"><text:a xlink:type="simple" xlink:href="../../../../../../usr/src/linux/kernel/module.c">kernel/module</text:a><text:soft-page-break/><text:a xlink:type="simple" xlink:href="../../../../../../usr/src/linux/kernel/module.c">.c</text:a></text:p>
          </table:table-cell>
          <table:table-cell table:style-name="Table1.A2" office:value-type="string">
            <text:p text:style-name="Table_20_Contents">const char <text:soft-page-break/>*</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8</text:p>
          </table:table-cell>
          <table:table-cell table:style-name="Table1.A2" office:value-type="string">
            <text:p text:style-name="Table_20_Contents">sys_init_module</text:p>
          </table:table-cell>
          <table:table-cell table:style-name="Table1.A2" office:value-type="string">
            <text:p text:style-name="Table_20_Contents"><text:a xlink:type="simple" xlink:href="../../../../../../usr/src/linux/kernel/module.c">kernel/module.c</text:a></text:p>
          </table:table-cell>
          <table:table-cell table:style-name="Table1.A2" office:value-type="string">
            <text:p text:style-name="Table_20_Contents">const char *</text:p>
          </table:table-cell>
          <table:table-cell table:style-name="Table1.A2" office:value-type="string">
            <text:p text:style-name="Table_20_Contents"><text:a xlink:type="simple" xlink:href="http://docs.cs.up.ac.za/programming/asm/derick_tut/syscalls.html#module">struct module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29</text:p>
          </table:table-cell>
          <table:table-cell table:style-name="Table1.A2" office:value-type="string">
            <text:p text:style-name="Table_20_Contents">sys_delete_module</text:p>
          </table:table-cell>
          <table:table-cell table:style-name="Table1.A2" office:value-type="string">
            <text:p text:style-name="Table_20_Contents"><text:a xlink:type="simple" xlink:href="../../../../../../usr/src/linux/kernel/module.c">kernel/module.c</text:a></text:p>
          </table:table-cell>
          <table:table-cell table:style-name="Table1.A2" office:value-type="string">
            <text:p text:style-name="Table_20_Contents">const char *</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0</text:p>
          </table:table-cell>
          <table:table-cell table:style-name="Table1.A2" office:value-type="string">
            <text:p text:style-name="Table_20_Contents">sys_get_kernel_syms</text:p>
          </table:table-cell>
          <table:table-cell table:style-name="Table1.A2" office:value-type="string">
            <text:p text:style-name="Table_20_Contents"><text:a xlink:type="simple" xlink:href="../../../../../../usr/src/linux/kernel/module.c">kernel/module.c</text:a></text:p>
          </table:table-cell>
          <table:table-cell table:style-name="Table1.A2" office:value-type="string">
            <text:p text:style-name="Table_20_Contents"><text:a xlink:type="simple" xlink:href="http://docs.cs.up.ac.za/programming/asm/derick_tut/syscalls.html#kernel_sym">struct kernel_sym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1</text:p>
          </table:table-cell>
          <table:table-cell table:style-name="Table1.A2" office:value-type="string">
            <text:p text:style-name="Table_20_Contents">sys_quotactl</text:p>
          </table:table-cell>
          <table:table-cell table:style-name="Table1.A2" office:value-type="string">
            <text:p text:style-name="Table_20_Contents"><text:a xlink:type="simple" xlink:href="../../../../../../usr/src/linux/fs/dquot.c">fs/dquot.c</text:a></text:p>
          </table:table-cell>
          <table:table-cell table:style-name="Table1.A2" office:value-type="string">
            <text:p text:style-name="Table_20_Contents">int</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caddr_t">caddr_t</text:a></text:p>
          </table:table-cell>
          <table:table-cell table:style-name="Table1.H2" office:value-type="string">
            <text:p text:style-name="Table_20_Contents">-</text:p>
          </table:table-cell>
        </table:table-row>
        <table:table-row>
          <table:table-cell table:style-name="Table1.A2" office:value-type="string">
            <text:p text:style-name="Table_20_Contents">132</text:p>
          </table:table-cell>
          <table:table-cell table:style-name="Table1.A2" office:value-type="string">
            <text:p text:style-name="Table_20_Contents">sys_getpg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3</text:p>
          </table:table-cell>
          <table:table-cell table:style-name="Table1.A2" office:value-type="string">
            <text:p text:style-name="Table_20_Contents">sys_fchdir</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4</text:p>
          </table:table-cell>
          <table:table-cell table:style-name="Table1.A2" office:value-type="string">
            <text:p text:style-name="Table_20_Contents">sys_bdflush</text:p>
          </table:table-cell>
          <table:table-cell table:style-name="Table1.A2" office:value-type="string">
            <text:p text:style-name="Table_20_Contents"><text:a xlink:type="simple" xlink:href="../../../../../../usr/src/linux/fs/buffer.c">fs/buffer.c</text:a></text:p>
          </table:table-cell>
          <table:table-cell table:style-name="Table1.A2" office:value-type="string">
            <text:p text:style-name="Table_20_Contents">int</text:p>
          </table:table-cell>
          <table:table-cell table:style-name="Table1.A2" office:value-type="string">
            <text:p text:style-name="Table_20_Contents">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5</text:p>
          </table:table-cell>
          <table:table-cell table:style-name="Table1.A2" office:value-type="string">
            <text:p text:style-name="Table_20_Contents">sys_sysfs</text:p>
          </table:table-cell>
          <table:table-cell table:style-name="Table1.A2" office:value-type="string">
            <text:p text:style-name="Table_20_Contents"><text:a xlink:type="simple" xlink:href="../../../../../../usr/src/linux/fs/super.c">fs/super.c</text:a></text:p>
          </table:table-cell>
          <table:table-cell table:style-name="Table1.A2" office:value-type="string">
            <text:p text:style-name="Table_20_Contents">int</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6</text:p>
          </table:table-cell>
          <table:table-cell table:style-name="Table1.A2" office:value-type="string">
            <text:p text:style-name="Table_20_Contents">sys_personality</text:p>
          </table:table-cell>
          <table:table-cell table:style-name="Table1.A2" office:value-type="string">
            <text:p text:style-name="Table_20_Contents"><text:a xlink:type="simple" xlink:href="../../../../../../usr/src/linux/kernel/exec_domain.c">kernel/exec_domain.c</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8</text:p>
          </table:table-cell>
          <table:table-cell table:style-name="Table1.A2" office:value-type="string">
            <text:p text:style-name="Table_20_Contents">sys_setfsu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39</text:p>
          </table:table-cell>
          <table:table-cell table:style-name="Table1.A2" office:value-type="string">
            <text:p text:style-name="Table_20_Contents">sys_setfsg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0</text:p>
          </table:table-cell>
          <table:table-cell table:style-name="Table1.A2" office:value-type="string">
            <text:p text:style-name="Table_20_Contents">sys_llseek</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int</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loff_t">loff_t *</text:a></text:p>
          </table:table-cell>
          <table:table-cell table:style-name="Table1.H2" office:value-type="string">
            <text:p text:style-name="Table_20_Contents">unsigned int</text:p>
          </table:table-cell>
        </table:table-row>
        <table:table-row>
          <table:table-cell table:style-name="Table1.A2" office:value-type="string">
            <text:p text:style-name="Table_20_Contents">141</text:p>
          </table:table-cell>
          <table:table-cell table:style-name="Table1.A2" office:value-type="string">
            <text:p text:style-name="Table_20_Contents">sys_getdents</text:p>
          </table:table-cell>
          <table:table-cell table:style-name="Table1.A2" office:value-type="string">
            <text:p text:style-name="Table_20_Contents"><text:a xlink:type="simple" xlink:href="../../../../../../usr/src/linux/fs/readdir.c">fs/readdir.c</text:a></text:p>
          </table:table-cell>
          <table:table-cell table:style-name="Table1.A2" office:value-type="string">
            <text:p text:style-name="Table_20_Contents">unsigned int</text:p>
          </table:table-cell>
          <table:table-cell table:style-name="Table1.A2" office:value-type="string">
            <text:p text:style-name="Table_20_Contents">void *</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2</text:p>
          </table:table-cell>
          <table:table-cell table:style-name="Table1.A2" office:value-type="string">
            <text:p text:style-name="Table_20_Contents">sys_select</text:p>
          </table:table-cell>
          <table:table-cell table:style-name="Table1.A2" office:value-type="string">
            <text:p text:style-name="Table_20_Contents"><text:a xlink:type="simple" xlink:href="../../../../../../usr/src/linux/fs/select.c">fs/select.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fd_set">fd_set *</text:a></text:p>
          </table:table-cell>
          <table:table-cell table:style-name="Table1.A2" office:value-type="string">
            <text:p text:style-name="Table_20_Contents"><text:a xlink:type="simple" xlink:href="http://docs.cs.up.ac.za/programming/asm/derick_tut/syscalls.html#fd_set">fd_set *</text:a></text:p>
          </table:table-cell>
          <table:table-cell table:style-name="Table1.A2" office:value-type="string">
            <text:p text:style-name="Table_20_Contents"><text:a xlink:type="simple" xlink:href="http://docs.cs.up.ac.za/programming/asm/derick_tut/syscalls.html#fd_set">fd_set *</text:a></text:p>
          </table:table-cell>
          <table:table-cell table:style-name="Table1.H2" office:value-type="string">
            <text:p text:style-name="Table_20_Contents"><text:a xlink:type="simple" xlink:href="http://docs.cs.up.ac.za/programming/asm/derick_tut/syscalls.html#timeval">struct timeval *</text:a></text:p>
          </table:table-cell>
        </table:table-row>
        <table:table-row>
          <table:table-cell table:style-name="Table1.A2" office:value-type="string">
            <text:p text:style-name="Table_20_Contents">143</text:p>
          </table:table-cell>
          <table:table-cell table:style-name="Table1.A2" office:value-type="string">
            <text:p text:style-name="Table_20_Contents">sys_flock</text:p>
          </table:table-cell>
          <table:table-cell table:style-name="Table1.A2" office:value-type="string">
            <text:p text:style-name="Table_20_Contents"><text:a xlink:type="simple" xlink:href="../../../../../../usr/src/linux/fs/locks.c">fs/locks.c</text:a></text:p>
          </table:table-cell>
          <table:table-cell table:style-name="Table1.A2" office:value-type="string">
            <text:p text:style-name="Table_20_Contents">unsigned int</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4</text:p>
          </table:table-cell>
          <table:table-cell table:style-name="Table1.A2" office:value-type="string">
            <text:p text:style-name="Table_20_Contents">sys_msync</text:p>
          </table:table-cell>
          <table:table-cell table:style-name="Table1.A2" office:value-type="string">
            <text:p text:style-name="Table_20_Contents"><text:a xlink:type="simple" xlink:href="../../../../../../usr/src/linux/mm/filemap.c">mm/filemap.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5</text:p>
          </table:table-cell>
          <table:table-cell table:style-name="Table1.A2" office:value-type="string">
            <text:p text:style-name="Table_20_Contents">sys_readv</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iovec">const struct iovec *</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6</text:p>
          </table:table-cell>
          <table:table-cell table:style-name="Table1.A2" office:value-type="string">
            <text:p text:style-name="Table_20_Contents">sys_writev</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iovec">const struct iovec *</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7</text:p>
          </table:table-cell>
          <table:table-cell table:style-name="Table1.A2" office:value-type="string">
            <text:p text:style-name="Table_20_Contents">sys_gets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8</text:p>
          </table:table-cell>
          <table:table-cell table:style-name="Table1.A2" office:value-type="string">
            <text:p text:style-name="Table_20_Contents">sys_fdatasync</text:p>
          </table:table-cell>
          <table:table-cell table:style-name="Table1.A2" office:value-type="string">
            <text:p text:style-name="Table_20_Contents"><text:a xlink:type="simple" xlink:href="../../../../../../usr/src/linux/fs/buffer.c">fs/buffer.c</text:a></text:p>
          </table:table-cell>
          <table:table-cell table:style-name="Table1.A2" office:value-type="string">
            <text:p text:style-name="Table_20_Contents">unsigned 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49</text:p>
          </table:table-cell>
          <table:table-cell table:style-name="Table1.A2" office:value-type="string">
            <text:p text:style-name="Table_20_Contents">sys_sysctl</text:p>
          </table:table-cell>
          <table:table-cell table:style-name="Table1.A2" office:value-type="string">
            <text:p text:style-name="Table_20_Contents"><text:a xlink:type="simple" xlink:href="../../../../../../usr/src/linux/kernel/sysctl.c">kernel/sysctl.c</text:a></text:p>
          </table:table-cell>
          <table:table-cell table:style-name="Table1.A2" office:value-type="string">
            <text:p text:style-name="Table_20_Contents"><text:a xlink:type="simple" xlink:href="http://docs.cs.up.ac.za/programming/asm/derick_tut/syscalls.html#__sysctl_args">struct __sysctl_args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0</text:p>
          </table:table-cell>
          <table:table-cell table:style-name="Table1.A2" office:value-type="string">
            <text:p text:style-name="Table_20_Contents">sys_mlock</text:p>
          </table:table-cell>
          <table:table-cell table:style-name="Table1.A2" office:value-type="string">
            <text:p text:style-name="Table_20_Contents"><text:a xlink:type="simple" xlink:href="../../../../../../usr/src/linux/mm/mlock.c">mm/mlock.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1</text:p>
          </table:table-cell>
          <table:table-cell table:style-name="Table1.A2" office:value-type="string">
            <text:p text:style-name="Table_20_Contents">sys_munlock</text:p>
          </table:table-cell>
          <table:table-cell table:style-name="Table1.A2" office:value-type="string">
            <text:p text:style-name="Table_20_Contents"><text:a xlink:type="simple" xlink:href="../../../../../../usr/src/linux/mm/mlock.c">mm/mlock.c</text:a></text:p>
          </table:table-cell>
          <table:table-cell table:style-name="Table1.A2" office:value-type="string">
            <text:p text:style-name="Table_20_Contents">unsigned long</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2</text:p>
          </table:table-cell>
          <table:table-cell table:style-name="Table1.A2" office:value-type="string">
            <text:p text:style-name="Table_20_Contents">sys_mlockall</text:p>
          </table:table-cell>
          <table:table-cell table:style-name="Table1.A2" office:value-type="string">
            <text:p text:style-name="Table_20_Contents"><text:a xlink:type="simple" xlink:href="../../../../../../usr/src/linux/mm/mlock.c">mm/mlock.c</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3</text:p>
          </table:table-cell>
          <table:table-cell table:style-name="Table1.A2" office:value-type="string">
            <text:p text:style-name="Table_20_Contents">sys_munlockall</text:p>
          </table:table-cell>
          <table:table-cell table:style-name="Table1.A2" office:value-type="string">
            <text:p text:style-name="Table_20_Contents"><text:a xlink:type="simple" xlink:href="../../../../../../usr/src/linux/mm/mlock.c">mm/mlock.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4</text:p>
          </table:table-cell>
          <table:table-cell table:style-name="Table1.A2" office:value-type="string">
            <text:p text:style-name="Table_20_Contents">sys_sched_setparam</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a xlink:type="simple" xlink:href="http://docs.cs.up.ac.za/programming/asm/derick_tut/syscalls.html#sched_param">struct sched_param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ext:soft-page-break/>
        <table:table-row>
          <table:table-cell table:style-name="Table1.A2" office:value-type="string">
            <text:p text:style-name="Table_20_Contents">155</text:p>
          </table:table-cell>
          <table:table-cell table:style-name="Table1.A2" office:value-type="string">
            <text:p text:style-name="Table_20_Contents">sys_sched_getparam</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a xlink:type="simple" xlink:href="http://docs.cs.up.ac.za/programming/asm/derick_tut/syscalls.html#sched_param">struct sched_param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6</text:p>
          </table:table-cell>
          <table:table-cell table:style-name="Table1.A2" office:value-type="string">
            <text:p text:style-name="Table_20_Contents">sys_sched_setscheduler</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sched_param">struct sched_param *</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7</text:p>
          </table:table-cell>
          <table:table-cell table:style-name="Table1.A2" office:value-type="string">
            <text:p text:style-name="Table_20_Contents">sys_sched_getscheduler</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8</text:p>
          </table:table-cell>
          <table:table-cell table:style-name="Table1.A2" office:value-type="string">
            <text:p text:style-name="Table_20_Contents">sys_sched_yield</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59</text:p>
          </table:table-cell>
          <table:table-cell table:style-name="Table1.A2" office:value-type="string">
            <text:p text:style-name="Table_20_Contents">sys_sched_get_priority_max</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0</text:p>
          </table:table-cell>
          <table:table-cell table:style-name="Table1.A2" office:value-type="string">
            <text:p text:style-name="Table_20_Contents">sys_sched_get_priority_min</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in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1</text:p>
          </table:table-cell>
          <table:table-cell table:style-name="Table1.A2" office:value-type="string">
            <text:p text:style-name="Table_20_Contents">sys_sched_rr_get_interval</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a xlink:type="simple" xlink:href="http://docs.cs.up.ac.za/programming/asm/derick_tut/syscalls.html#pid_t">pid_t</text:a></text:p>
          </table:table-cell>
          <table:table-cell table:style-name="Table1.A2" office:value-type="string">
            <text:p text:style-name="Table_20_Contents"><text:a xlink:type="simple" xlink:href="http://docs.cs.up.ac.za/programming/asm/derick_tut/syscalls.html#timespec">struct timespec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2</text:p>
          </table:table-cell>
          <table:table-cell table:style-name="Table1.A2" office:value-type="string">
            <text:p text:style-name="Table_20_Contents">sys_nanosleep</text:p>
          </table:table-cell>
          <table:table-cell table:style-name="Table1.A2" office:value-type="string">
            <text:p text:style-name="Table_20_Contents"><text:a xlink:type="simple" xlink:href="../../../../../../usr/src/linux/kernel/sched.c">kernel/sched.c</text:a></text:p>
          </table:table-cell>
          <table:table-cell table:style-name="Table1.A2" office:value-type="string">
            <text:p text:style-name="Table_20_Contents"><text:a xlink:type="simple" xlink:href="http://docs.cs.up.ac.za/programming/asm/derick_tut/syscalls.html#timespec">struct timespec *</text:a></text:p>
          </table:table-cell>
          <table:table-cell table:style-name="Table1.A2" office:value-type="string">
            <text:p text:style-name="Table_20_Contents"><text:a xlink:type="simple" xlink:href="http://docs.cs.up.ac.za/programming/asm/derick_tut/syscalls.html#timespec">struct timespec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3</text:p>
          </table:table-cell>
          <table:table-cell table:style-name="Table1.A2" office:value-type="string">
            <text:p text:style-name="Table_20_Contents">sys_mremap</text:p>
          </table:table-cell>
          <table:table-cell table:style-name="Table1.A2" office:value-type="string">
            <text:p text:style-name="Table_20_Contents"><text:a xlink:type="simple" xlink:href="../../../../../../usr/src/linux/mm/mremap.c">mm/mremap.c</text:a></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H2" office:value-type="string">
            <text:p text:style-name="Table_20_Contents">-</text:p>
          </table:table-cell>
        </table:table-row>
        <table:table-row>
          <table:table-cell table:style-name="Table1.A2" office:value-type="string">
            <text:p text:style-name="Table_20_Contents">164</text:p>
          </table:table-cell>
          <table:table-cell table:style-name="Table1.A2" office:value-type="string">
            <text:p text:style-name="Table_20_Contents">sys_setresu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5</text:p>
          </table:table-cell>
          <table:table-cell table:style-name="Table1.A2" office:value-type="string">
            <text:p text:style-name="Table_20_Contents">sys_getresu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uid_t">uid_t *</text:a></text:p>
          </table:table-cell>
          <table:table-cell table:style-name="Table1.A2" office:value-type="string">
            <text:p text:style-name="Table_20_Contents"><text:a xlink:type="simple" xlink:href="http://docs.cs.up.ac.za/programming/asm/derick_tut/syscalls.html#uid_t">uid_t *</text:a></text:p>
          </table:table-cell>
          <table:table-cell table:style-name="Table1.A2" office:value-type="string">
            <text:p text:style-name="Table_20_Contents"><text:a xlink:type="simple" xlink:href="http://docs.cs.up.ac.za/programming/asm/derick_tut/syscalls.html#uid_t">uid_t *</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6</text:p>
          </table:table-cell>
          <table:table-cell table:style-name="Table1.A2" office:value-type="string">
            <text:p text:style-name="Table_20_Contents">sys_vm86</text:p>
          </table:table-cell>
          <table:table-cell table:style-name="Table1.A2" office:value-type="string">
            <text:p text:style-name="Table_20_Contents"><text:a xlink:type="simple" xlink:href="../../../../../../usr/src/linux/arch/i386/kernel/vm86.c">arch/i386/kernel/vm86.c</text:a></text:p>
          </table:table-cell>
          <table:table-cell table:style-name="Table1.A2" office:value-type="string">
            <text:p text:style-name="Table_20_Contents"><text:a xlink:type="simple" xlink:href="http://docs.cs.up.ac.za/programming/asm/derick_tut/syscalls.html#vm86_struct">struct vm86_struc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7</text:p>
          </table:table-cell>
          <table:table-cell table:style-name="Table1.A2" office:value-type="string">
            <text:p text:style-name="Table_20_Contents">sys_query_module</text:p>
          </table:table-cell>
          <table:table-cell table:style-name="Table1.A2" office:value-type="string">
            <text:p text:style-name="Table_20_Contents"><text:a xlink:type="simple" xlink:href="../../../../../../usr/src/linux/kernel/module.c">kernel/module.c</text:a></text:p>
          </table:table-cell>
          <table:table-cell table:style-name="Table1.A2" office:value-type="string">
            <text:p text:style-name="Table_20_Contents">const char *</text:p>
          </table:table-cell>
          <table:table-cell table:style-name="Table1.A2" office:value-type="string">
            <text:p text:style-name="Table_20_Contents">int</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size_t">size_t</text:a></text:p>
          </table:table-cell>
          <table:table-cell table:style-name="Table1.H2" office:value-type="string">
            <text:p text:style-name="Table_20_Contents"><text:a xlink:type="simple" xlink:href="http://docs.cs.up.ac.za/programming/asm/derick_tut/syscalls.html#size_t">size_t *</text:a></text:p>
          </table:table-cell>
        </table:table-row>
        <table:table-row>
          <table:table-cell table:style-name="Table1.A2" office:value-type="string">
            <text:p text:style-name="Table_20_Contents">168</text:p>
          </table:table-cell>
          <table:table-cell table:style-name="Table1.A2" office:value-type="string">
            <text:p text:style-name="Table_20_Contents">sys_poll</text:p>
          </table:table-cell>
          <table:table-cell table:style-name="Table1.A2" office:value-type="string">
            <text:p text:style-name="Table_20_Contents"><text:a xlink:type="simple" xlink:href="../../../../../../usr/src/linux/fs/select.c">fs/select.c</text:a></text:p>
          </table:table-cell>
          <table:table-cell table:style-name="Table1.A2" office:value-type="string">
            <text:p text:style-name="Table_20_Contents"><text:a xlink:type="simple" xlink:href="http://docs.cs.up.ac.za/programming/asm/derick_tut/syscalls.html#pollfd">struct pollfd *</text:a></text:p>
          </table:table-cell>
          <table:table-cell table:style-name="Table1.A2" office:value-type="string">
            <text:p text:style-name="Table_20_Contents">unsigned int</text:p>
          </table:table-cell>
          <table:table-cell table:style-name="Table1.A2" office:value-type="string">
            <text:p text:style-name="Table_20_Contents">long</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69</text:p>
          </table:table-cell>
          <table:table-cell table:style-name="Table1.A2" office:value-type="string">
            <text:p text:style-name="Table_20_Contents">sys_nfsservctl</text:p>
          </table:table-cell>
          <table:table-cell table:style-name="Table1.A2" office:value-type="string">
            <text:p text:style-name="Table_20_Contents"><text:a xlink:type="simple" xlink:href="../../../../../../usr/src/linux/fs/filesystems.c">fs/filesystems.c</text:a></text:p>
          </table:table-cell>
          <table:table-cell table:style-name="Table1.A2" office:value-type="string">
            <text:p text:style-name="Table_20_Contents">int</text:p>
          </table:table-cell>
          <table:table-cell table:style-name="Table1.A2" office:value-type="string">
            <text:p text:style-name="Table_20_Contents">void *</text:p>
          </table:table-cell>
          <table:table-cell table:style-name="Table1.A2" office:value-type="string">
            <text:p text:style-name="Table_20_Contents">void *</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70</text:p>
          </table:table-cell>
          <table:table-cell table:style-name="Table1.A2" office:value-type="string">
            <text:p text:style-name="Table_20_Contents">sys_setresg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71</text:p>
          </table:table-cell>
          <table:table-cell table:style-name="Table1.A2" office:value-type="string">
            <text:p text:style-name="Table_20_Contents">sys_getresgid</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text:a xlink:type="simple" xlink:href="http://docs.cs.up.ac.za/programming/asm/derick_tut/syscalls.html#gid_t">gid_t *</text:a></text:p>
          </table:table-cell>
          <table:table-cell table:style-name="Table1.A2" office:value-type="string">
            <text:p text:style-name="Table_20_Contents"><text:a xlink:type="simple" xlink:href="http://docs.cs.up.ac.za/programming/asm/derick_tut/syscalls.html#gid_t">gid_t *</text:a></text:p>
          </table:table-cell>
          <table:table-cell table:style-name="Table1.A2" office:value-type="string">
            <text:p text:style-name="Table_20_Contents"><text:a xlink:type="simple" xlink:href="http://docs.cs.up.ac.za/programming/asm/derick_tut/syscalls.html#gid_t">gid_t *</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72</text:p>
          </table:table-cell>
          <table:table-cell table:style-name="Table1.A2" office:value-type="string">
            <text:p text:style-name="Table_20_Contents">sys_prctl</text:p>
          </table:table-cell>
          <table:table-cell table:style-name="Table1.A2" office:value-type="string">
            <text:p text:style-name="Table_20_Contents"><text:a xlink:type="simple" xlink:href="../../../../../../usr/src/linux/kernel/sys.c">kernel/sys.c</text:a></text:p>
          </table:table-cell>
          <table:table-cell table:style-name="Table1.A2" office:value-type="string">
            <text:p text:style-name="Table_20_Contents">int</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A2" office:value-type="string">
            <text:p text:style-name="Table_20_Contents">unsigned long</text:p>
          </table:table-cell>
          <table:table-cell table:style-name="Table1.H2" office:value-type="string">
            <text:p text:style-name="Table_20_Contents">unsigned long</text:p>
          </table:table-cell>
        </table:table-row>
        <table:table-row>
          <table:table-cell table:style-name="Table1.A2" office:value-type="string">
            <text:p text:style-name="Table_20_Contents">173</text:p>
          </table:table-cell>
          <table:table-cell table:style-name="Table1.A2" office:value-type="string">
            <text:p text:style-name="Table_20_Contents">sys_rt_sigreturn</text:p>
          </table:table-cell>
          <table:table-cell table:style-name="Table1.A2" office:value-type="string">
            <text:p text:style-name="Table_20_Contents"><text:a xlink:type="simple" xlink:href="../../../../../../usr/src/linux/arch/i386/kernel/signal.c">arch/i386/kernel/signal.c</text:a></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74</text:p>
          </table:table-cell>
          <table:table-cell table:style-name="Table1.A2" office:value-type="string">
            <text:p text:style-name="Table_20_Contents">sys_rt_sigaction</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sigaction">const struct sigaction *</text:a></text:p>
          </table:table-cell>
          <table:table-cell table:style-name="Table1.A2" office:value-type="string">
            <text:p text:style-name="Table_20_Contents"><text:a xlink:type="simple" xlink:href="http://docs.cs.up.ac.za/programming/asm/derick_tut/syscalls.html#sigaction">struct sigaction *</text:a></text:p>
          </table:table-cell>
          <table:table-cell table:style-name="Table1.A2" office:value-type="string">
            <text:p text:style-name="Table_20_Contents"><text:a xlink:type="simple" xlink:href="http://docs.cs.up.ac.za/programming/asm/derick_tut/syscalls.html#size_t">size_t</text:a></text:p>
          </table:table-cell>
          <table:table-cell table:style-name="Table1.H2" office:value-type="string">
            <text:p text:style-name="Table_20_Contents">-</text:p>
          </table:table-cell>
        </table:table-row>
        <table:table-row>
          <table:table-cell table:style-name="Table1.A2" office:value-type="string">
            <text:p text:style-name="Table_20_Contents">175</text:p>
          </table:table-cell>
          <table:table-cell table:style-name="Table1.A2" office:value-type="string">
            <text:p text:style-name="Table_20_Contents">sys_rt_sigprocmask</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sigset_t">sigset_t *</text:a></text:p>
          </table:table-cell>
          <table:table-cell table:style-name="Table1.A2" office:value-type="string">
            <text:p text:style-name="Table_20_Contents"><text:a xlink:type="simple" xlink:href="http://docs.cs.up.ac.za/programming/asm/derick_tut/syscalls.html#sigset_t">sigset_t *</text:a></text:p>
          </table:table-cell>
          <table:table-cell table:style-name="Table1.A2" office:value-type="string">
            <text:p text:style-name="Table_20_Contents"><text:a xlink:type="simple" xlink:href="http://docs.cs.up.ac.za/programming/asm/derick_tut/syscalls.html#size_t">size_t</text:a></text:p>
          </table:table-cell>
          <table:table-cell table:style-name="Table1.H2" office:value-type="string">
            <text:p text:style-name="Table_20_Contents">-</text:p>
          </table:table-cell>
        </table:table-row>
        <table:table-row>
          <table:table-cell table:style-name="Table1.A2" office:value-type="string">
            <text:p text:style-name="Table_20_Contents">176</text:p>
          </table:table-cell>
          <table:table-cell table:style-name="Table1.A2" office:value-type="string">
            <text:p text:style-name="Table_20_Contents">sys_rt_sigpending</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text:a xlink:type="simple" xlink:href="http://docs.cs.up.ac.za/programming/asm/derick_tut/syscalls.html#sigset_t">sigset_t *</text:a></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77</text:p>
          </table:table-cell>
          <table:table-cell table:style-name="Table1.A2" office:value-type="string">
            <text:p text:style-name="Table_20_Contents">sys_rt_sigtimedwait</text:p>
          </table:table-cell>
          <table:table-cell table:style-name="Table1.A2" office:value-type="string">
            <text:p text:style-name="Table_20_Contents"><text:a xlink:type="simple" xlink:href="../../../../../../usr/src/linux/kernel/signal.c">kernel/signal.c</text:a></text:p>
          </table:table-cell>
          <table:table-cell table:style-name="Table1.A2" office:value-type="string">
            <text:p text:style-name="Table_20_Contents"><text:a xlink:type="simple" xlink:href="http://docs.cs.up.ac.za/programming/asm/derick_tut/syscalls.html#sigset_t">const sigset_t *</text:a></text:p>
          </table:table-cell>
          <table:table-cell table:style-name="Table1.A2" office:value-type="string">
            <text:p text:style-name="Table_20_Contents"><text:a xlink:type="simple" xlink:href="http://docs.cs.up.ac.za/programming/asm/derick_tut/syscalls.html#siginfo_t">siginfo_t *</text:a></text:p>
          </table:table-cell>
          <table:table-cell table:style-name="Table1.A2" office:value-type="string">
            <text:p text:style-name="Table_20_Contents"><text:a xlink:type="simple" xlink:href="http://docs.cs.up.ac.za/programming/asm/derick_tut/syscalls.html#timespec">const struct timespec *</text:a></text:p>
          </table:table-cell>
          <table:table-cell table:style-name="Table1.A2" office:value-type="string">
            <text:p text:style-name="Table_20_Contents"><text:a xlink:type="simple" xlink:href="http://docs.cs.up.ac.za/programming/asm/derick_tut/syscalls.html#size_t">size_t</text:a></text:p>
          </table:table-cell>
          <table:table-cell table:style-name="Table1.H2" office:value-type="string">
            <text:p text:style-name="Table_20_Contents">-</text:p>
          </table:table-cell>
        </table:table-row>
        <table:table-row>
          <table:table-cell table:style-name="Table1.A2" office:value-type="string">
            <text:p text:style-name="Table_20_Contents">178</text:p>
          </table:table-cell>
          <table:table-cell table:style-name="Table1.A2" office:value-type="string">
            <text:p text:style-name="Table_20_Contents">sys_rt_sigqueuei<text:soft-page-break/>nfo</text:p>
          </table:table-cell>
          <table:table-cell table:style-name="Table1.A2" office:value-type="string">
            <text:p text:style-name="Table_20_Contents"><text:a xlink:type="simple" xlink:href="../../../../../../usr/src/linux/kernel/signal.c">kernel/signal.</text:a><text:soft-page-break/><text:a xlink:type="simple" xlink:href="../../../../../../usr/src/linux/kernel/signal.c">c</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siginfo_t">siginfo_t </text:a><text:soft-page-break/><text:a xlink:type="simple" xlink:href="http://docs.cs.up.ac.za/programming/asm/derick_tut/syscalls.html#siginfo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79</text:p>
          </table:table-cell>
          <table:table-cell table:style-name="Table1.A2" office:value-type="string">
            <text:p text:style-name="Table_20_Contents">sys_rt_sigsuspend</text:p>
          </table:table-cell>
          <table:table-cell table:style-name="Table1.A2" office:value-type="string">
            <text:p text:style-name="Table_20_Contents"><text:a xlink:type="simple" xlink:href="../../../../../../usr/src/linux/arch/i386/kernel/signal.c">arch/i386/kernel/signal.c</text:a></text:p>
          </table:table-cell>
          <table:table-cell table:style-name="Table1.A2" office:value-type="string">
            <text:p text:style-name="Table_20_Contents"><text:a xlink:type="simple" xlink:href="http://docs.cs.up.ac.za/programming/asm/derick_tut/syscalls.html#sigset_t">sigset_t *</text:a></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80</text:p>
          </table:table-cell>
          <table:table-cell table:style-name="Table1.A2" office:value-type="string">
            <text:p text:style-name="Table_20_Contents">sys_pread</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int</text:p>
          </table:table-cell>
          <table:table-cell table:style-name="Table1.A2" office:value-type="string">
            <text:p text:style-name="Table_20_Contents">char *</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a xlink:type="simple" xlink:href="http://docs.cs.up.ac.za/programming/asm/derick_tut/syscalls.html#loff_t">loff_t</text:a></text:p>
          </table:table-cell>
          <table:table-cell table:style-name="Table1.H2" office:value-type="string">
            <text:p text:style-name="Table_20_Contents">-</text:p>
          </table:table-cell>
        </table:table-row>
        <table:table-row>
          <table:table-cell table:style-name="Table1.A2" office:value-type="string">
            <text:p text:style-name="Table_20_Contents">181</text:p>
          </table:table-cell>
          <table:table-cell table:style-name="Table1.A2" office:value-type="string">
            <text:p text:style-name="Table_20_Contents">sys_pwrite</text:p>
          </table:table-cell>
          <table:table-cell table:style-name="Table1.A2" office:value-type="string">
            <text:p text:style-name="Table_20_Contents"><text:a xlink:type="simple" xlink:href="../../../../../../usr/src/linux/fs/read_write.c">fs/read_write.c</text:a></text:p>
          </table:table-cell>
          <table:table-cell table:style-name="Table1.A2" office:value-type="string">
            <text:p text:style-name="Table_20_Contents">unsigned int</text:p>
          </table:table-cell>
          <table:table-cell table:style-name="Table1.A2" office:value-type="string">
            <text:p text:style-name="Table_20_Contents">const char *</text:p>
          </table:table-cell>
          <table:table-cell table:style-name="Table1.A2" office:value-type="string">
            <text:p text:style-name="Table_20_Contents"><text:a xlink:type="simple" xlink:href="http://docs.cs.up.ac.za/programming/asm/derick_tut/syscalls.html#size_t">size_t</text:a></text:p>
          </table:table-cell>
          <table:table-cell table:style-name="Table1.A2" office:value-type="string">
            <text:p text:style-name="Table_20_Contents"><text:a xlink:type="simple" xlink:href="http://docs.cs.up.ac.za/programming/asm/derick_tut/syscalls.html#loff_t">loff_t</text:a></text:p>
          </table:table-cell>
          <table:table-cell table:style-name="Table1.H2" office:value-type="string">
            <text:p text:style-name="Table_20_Contents">-</text:p>
          </table:table-cell>
        </table:table-row>
        <table:table-row>
          <table:table-cell table:style-name="Table1.A2" office:value-type="string">
            <text:p text:style-name="Table_20_Contents">182</text:p>
          </table:table-cell>
          <table:table-cell table:style-name="Table1.A2" office:value-type="string">
            <text:p text:style-name="Table_20_Contents">sys_chown</text:p>
          </table:table-cell>
          <table:table-cell table:style-name="Table1.A2" office:value-type="string">
            <text:p text:style-name="Table_20_Contents"><text:a xlink:type="simple" xlink:href="../../../../../../usr/src/linux/fs/open.c">fs/open.c</text:a></text:p>
          </table:table-cell>
          <table:table-cell table:style-name="Table1.A2" office:value-type="string">
            <text:p text:style-name="Table_20_Contents">const char *</text:p>
          </table:table-cell>
          <table:table-cell table:style-name="Table1.A2" office:value-type="string">
            <text:p text:style-name="Table_20_Contents"><text:a xlink:type="simple" xlink:href="http://docs.cs.up.ac.za/programming/asm/derick_tut/syscalls.html#uid_t">uid_t</text:a></text:p>
          </table:table-cell>
          <table:table-cell table:style-name="Table1.A2" office:value-type="string">
            <text:p text:style-name="Table_20_Contents"><text:a xlink:type="simple" xlink:href="http://docs.cs.up.ac.za/programming/asm/derick_tut/syscalls.html#gid_t">gid_t</text:a></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83</text:p>
          </table:table-cell>
          <table:table-cell table:style-name="Table1.A2" office:value-type="string">
            <text:p text:style-name="Table_20_Contents">sys_getcwd</text:p>
          </table:table-cell>
          <table:table-cell table:style-name="Table1.A2" office:value-type="string">
            <text:p text:style-name="Table_20_Contents"><text:a xlink:type="simple" xlink:href="../../../../../../usr/src/linux/fs/dcache.c">fs/dcache.c</text:a></text:p>
          </table:table-cell>
          <table:table-cell table:style-name="Table1.A2" office:value-type="string">
            <text:p text:style-name="Table_20_Contents">char *</text:p>
          </table:table-cell>
          <table:table-cell table:style-name="Table1.A2" office:value-type="string">
            <text:p text:style-name="Table_20_Contents">unsigned lon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84</text:p>
          </table:table-cell>
          <table:table-cell table:style-name="Table1.A2" office:value-type="string">
            <text:p text:style-name="Table_20_Contents">sys_capget</text:p>
          </table:table-cell>
          <table:table-cell table:style-name="Table1.A2" office:value-type="string">
            <text:p text:style-name="Table_20_Contents"><text:a xlink:type="simple" xlink:href="../../../../../../usr/src/linux/kernel/capability.c">kernel/capability.c</text:a></text:p>
          </table:table-cell>
          <table:table-cell table:style-name="Table1.A2" office:value-type="string">
            <text:p text:style-name="Table_20_Contents"><text:a xlink:type="simple" xlink:href="http://docs.cs.up.ac.za/programming/asm/derick_tut/syscalls.html#cap_user_header_t">cap_user_header_t</text:a></text:p>
          </table:table-cell>
          <table:table-cell table:style-name="Table1.A2" office:value-type="string">
            <text:p text:style-name="Table_20_Contents"><text:a xlink:type="simple" xlink:href="http://docs.cs.up.ac.za/programming/asm/derick_tut/syscalls.html#cap_user_data_t">cap_user_data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85</text:p>
          </table:table-cell>
          <table:table-cell table:style-name="Table1.A2" office:value-type="string">
            <text:p text:style-name="Table_20_Contents">sys_capset</text:p>
          </table:table-cell>
          <table:table-cell table:style-name="Table1.A2" office:value-type="string">
            <text:p text:style-name="Table_20_Contents"><text:a xlink:type="simple" xlink:href="../../../../../../usr/src/linux/kernel/capability.c">kernel/capability.c</text:a></text:p>
          </table:table-cell>
          <table:table-cell table:style-name="Table1.A2" office:value-type="string">
            <text:p text:style-name="Table_20_Contents"><text:a xlink:type="simple" xlink:href="http://docs.cs.up.ac.za/programming/asm/derick_tut/syscalls.html#cap_user_header_t">cap_user_header_t</text:a></text:p>
          </table:table-cell>
          <table:table-cell table:style-name="Table1.A2" office:value-type="string">
            <text:p text:style-name="Table_20_Contents"><text:a xlink:type="simple" xlink:href="http://docs.cs.up.ac.za/programming/asm/derick_tut/syscalls.html#cap_user_data_t">const cap_user_data_t</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86</text:p>
          </table:table-cell>
          <table:table-cell table:style-name="Table1.A2" office:value-type="string">
            <text:p text:style-name="Table_20_Contents">sys_sigaltstack</text:p>
          </table:table-cell>
          <table:table-cell table:style-name="Table1.A2" office:value-type="string">
            <text:p text:style-name="Table_20_Contents"><text:a xlink:type="simple" xlink:href="../../../../../../usr/src/linux/arch/i386/kernel/signal.c">arch/i386/kernel/signal.c</text:a></text:p>
          </table:table-cell>
          <table:table-cell table:style-name="Table1.A2" office:value-type="string">
            <text:p text:style-name="Table_20_Contents"><text:a xlink:type="simple" xlink:href="http://docs.cs.up.ac.za/programming/asm/derick_tut/syscalls.html#stack_t">const stack_t *</text:a></text:p>
          </table:table-cell>
          <table:table-cell table:style-name="Table1.A2" office:value-type="string">
            <text:p text:style-name="Table_20_Contents"><text:a xlink:type="simple" xlink:href="http://docs.cs.up.ac.za/programming/asm/derick_tut/syscalls.html#stack_t">stack_t *</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187</text:p>
          </table:table-cell>
          <table:table-cell table:style-name="Table1.A2" office:value-type="string">
            <text:p text:style-name="Table_20_Contents">sys_sendfile</text:p>
          </table:table-cell>
          <table:table-cell table:style-name="Table1.A2" office:value-type="string">
            <text:p text:style-name="Table_20_Contents"><text:a xlink:type="simple" xlink:href="../../../../../../usr/src/linux/mm/filemap.c">mm/filemap.c</text:a></text:p>
          </table:table-cell>
          <table:table-cell table:style-name="Table1.A2" office:value-type="string">
            <text:p text:style-name="Table_20_Contents">int</text:p>
          </table:table-cell>
          <table:table-cell table:style-name="Table1.A2" office:value-type="string">
            <text:p text:style-name="Table_20_Contents">int</text:p>
          </table:table-cell>
          <table:table-cell table:style-name="Table1.A2" office:value-type="string">
            <text:p text:style-name="Table_20_Contents"><text:a xlink:type="simple" xlink:href="http://docs.cs.up.ac.za/programming/asm/derick_tut/syscalls.html#off_t">off_t *</text:a></text:p>
          </table:table-cell>
          <table:table-cell table:style-name="Table1.A2" office:value-type="string">
            <text:p text:style-name="Table_20_Contents"><text:a xlink:type="simple" xlink:href="http://docs.cs.up.ac.za/programming/asm/derick_tut/syscalls.html#size_t">size_t</text:a></text:p>
          </table:table-cell>
          <table:table-cell table:style-name="Table1.H2" office:value-type="string">
            <text:p text:style-name="Table_20_Contents">-</text:p>
          </table:table-cell>
        </table:table-row>
        <table:table-row>
          <table:table-cell table:style-name="Table1.A2" office:value-type="string">
            <text:p text:style-name="Table_20_Contents">190</text:p>
          </table:table-cell>
          <table:table-cell table:style-name="Table1.A2" office:value-type="string">
            <text:p text:style-name="Table_20_Contents">sys_vfork</text:p>
          </table:table-cell>
          <table:table-cell table:style-name="Table1.A2" office:value-type="string">
            <text:p text:style-name="Table_20_Contents"><text:a xlink:type="simple" xlink:href="../../../../../../usr/src/linux/arch/i386/kernel/process.c">arch/i386/kernel/process.c</text:a></text:p>
          </table:table-cell>
          <table:table-cell table:style-name="Table1.A2" office:value-type="string">
            <text:p text:style-name="Table_20_Contents"><text:a xlink:type="simple" xlink:href="http://docs.cs.up.ac.za/programming/asm/derick_tut/syscalls.html#pt_regs">struct pt_regs</text:a></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
      <text:p text:style-name="P2"><text:bookmark text:name="note117"/><text:span text:style-name="T2">Note for sys_ipc</text:span> (117): this syscall takes six arguments, so it can't fit into the five registers %ebx - %edi; the last parameter (not shown) is of type 'long'. This syscall requires a special call method where a pointer is put in %ebx which points to an array containing the six arguments.</text:p>
      <text:p text:style-name="P2">I will now explain exactly where in the kernel source that I got the information in the table above. I do this because 1) changes in the source are bound to happen, 2) you might be curious, or 3) I might've made an error.</text:p>
      <text:h text:style-name="P5" text:outline-level="2">System Call Numbers</text:h>
      <text:p text:style-name="P1"><text:span text:style-name="T1">For the numbers of the syscalls, look in </text:span><text:a xlink:type="simple" xlink:href="../../../../../../usr/src/linux/arch/i386/kernel/entry.S">arch/i386/kernel/entry.S</text:a><text:span text:style-name="T1"> for </text:span><text:span text:style-name="Strong_20_Emphasis"><text:span text:style-name="T1">sys_call_table</text:span></text:span><text:span text:style-name="T1">. The syscall numbers are offsets into that table. Several spots in the table are occupied by the syscall</text:span><text:span text:style-name="Strong_20_Emphasis"><text:span text:style-name="T1">sys_ni_syscall</text:span></text:span><text:span text:style-name="T1">. This is a placeholder that either replaces an obsolete syscall or reserves a spot for future syscalls.</text:span></text:p>
      <text:p text:style-name="P1"><text:span text:style-name="T1">Incidentally, the system calls are called from the function </text:span><text:span text:style-name="Strong_20_Emphasis"><text:span text:style-name="T1">system_call</text:span></text:span><text:span text:style-name="T1"> in the same file; in particular, they are called with the assembly instruction 'call *SYMBOL_NAME(sys_call_table)(,%eax,4)'. The part '*SYMBOL_NAME(sys_call_table)' just gets replaced by a symbol name in </text:span><text:span text:style-name="Strong_20_Emphasis"><text:span text:style-name="T1">sys_call_table</text:span></text:span><text:span text:style-name="T1">. </text:span><text:span text:style-name="Strong_20_Emphasis"><text:span text:style-name="T1">SYMBOL_NAME</text:span></text:span><text:span text:style-name="T1"> is a macro defined in </text:span><text:a xlink:type="simple" xlink:href="http://world.std.com/usr/src/linux/include/linux/linkage.h">include/linux/linkage.h</text:a><text:span text:style-name="T1">, and it just replaces itself with its argument.</text:span></text:p>
      <text:h text:style-name="P5" text:outline-level="2"><text:soft-page-break/>Typedefs</text:h>
      <text:p text:style-name="P2">Here are the typedef declarations in the prototypes above:</text:p>
      <table:table table:name="Table2" table:style-name="Table2">
        <table:table-column table:style-name="Table2.A"/>
        <table:table-column table:style-name="Table2.B"/>
        <table:table-row>
          <table:table-cell table:style-name="Table2.A1" office:value-type="string">
            <text:p text:style-name="Table_20_Heading"><text:bookmark text:name="atomic_t"/>atomic_t</text:p>
          </table:table-cell>
          <table:table-cell table:style-name="Table2.B1" office:value-type="string">
            <text:p text:style-name="Table_20_Contents"><text:a xlink:type="simple" xlink:href="../../../../../../usr/src/linux/include/asm/atomic.h">include/asm/atomic.h</text:a>:<text:line-break/>#ifdef __SMP__<text:line-break/>typedef struct { volatile int counter; } atomic_t;<text:line-break/>#else<text:line-break/>typedef struct { int counter; } atomic_t;<text:line-break/>#endif</text:p>
          </table:table-cell>
        </table:table-row>
        <table:table-row>
          <table:table-cell table:style-name="Table2.A27" office:value-type="string">
            <text:p text:style-name="Table_20_Heading"><text:bookmark text:name="caddr_t"/>caddr_t</text:p>
          </table:table-cell>
          <table:table-cell table:style-name="Table2.B2" office:value-type="string">
            <text:p text:style-name="Table_20_Contents"><text:a xlink:type="simple" xlink:href="../../../../../../usr/src/linux/include/asm/posix_types.h">include/asm/posix_types.h</text:a>:typedef char * __kernel_caddr_t;<text:line-break/><text:a xlink:type="simple" xlink:href="../../../../../../usr/src/linux/include/linux/types.h">include/linux/types.h</text:a>:typedef __kernel_caddr_t caddr_t;</text:p>
          </table:table-cell>
        </table:table-row>
        <table:table-row>
          <table:table-cell table:style-name="Table2.A27" office:value-type="string">
            <text:p text:style-name="Table_20_Heading"><text:bookmark text:name="cap_user_header_t"/>cap_user_header_t</text:p>
          </table:table-cell>
          <table:table-cell table:style-name="Table2.B2" office:value-type="string">
            <text:p text:style-name="Table_20_Contents"><text:a xlink:type="simple" xlink:href="../../../../../../usr/src/linux/include/linux/capability.h">include/linux/capability.h</text:a>:<text:line-break/>typedef struct __user_cap_header_struct {<text:line-break/>     <text:a xlink:type="simple" xlink:href="http://docs.cs.up.ac.za/programming/asm/derick_tut/syscalls.html#__u32">__u32</text:a> version;<text:line-break/>     int pid;<text:line-break/>} *cap_user_header_t;</text:p>
          </table:table-cell>
        </table:table-row>
        <table:table-row>
          <table:table-cell table:style-name="Table2.A27" office:value-type="string">
            <text:p text:style-name="Table_20_Heading"><text:bookmark text:name="cap_user_data_t"/>cap_user_data_t</text:p>
          </table:table-cell>
          <table:table-cell table:style-name="Table2.B2" office:value-type="string">
            <text:p text:style-name="Table_20_Contents"><text:a xlink:type="simple" xlink:href="../../../../../../usr/src/linux/include/linux/capability.h">include/linux/capability.h</text:a>:<text:line-break/>typedef struct __user_cap_data_struct {<text:line-break/>     <text:a xlink:type="simple" xlink:href="http://docs.cs.up.ac.za/programming/asm/derick_tut/syscalls.html#__u32">__u32</text:a> effective;<text:line-break/>     <text:a xlink:type="simple" xlink:href="http://docs.cs.up.ac.za/programming/asm/derick_tut/syscalls.html#__u32">__u32</text:a> permitted;<text:line-break/>     <text:a xlink:type="simple" xlink:href="http://docs.cs.up.ac.za/programming/asm/derick_tut/syscalls.html#__u32">__u32</text:a> inheritable;<text:line-break/>} *cap_user_data_t;</text:p>
          </table:table-cell>
        </table:table-row>
        <table:table-row>
          <table:table-cell table:style-name="Table2.A27" office:value-type="string">
            <text:p text:style-name="Table_20_Heading"><text:bookmark text:name="clock_t"/>clock_t</text:p>
          </table:table-cell>
          <table:table-cell table:style-name="Table2.B2" office:value-type="string">
            <text:p text:style-name="Table_20_Contents"><text:a xlink:type="simple" xlink:href="../../../../../../usr/src/linux/include/asm/posix_types.h">include/asm/posix_types.h</text:a>:typedef long __kernel_clock_t;<text:line-break/><text:a xlink:type="simple" xlink:href="../../../../../../usr/src/linux/include/linux/types.h">include/linux/types.h</text:a>:typedef __kernel_clock_t clock_t;</text:p>
          </table:table-cell>
        </table:table-row>
        <table:table-row>
          <table:table-cell table:style-name="Table2.A27" office:value-type="string">
            <text:p text:style-name="Table_20_Heading"><text:bookmark text:name="dev_t"/>dev_t</text:p>
          </table:table-cell>
          <table:table-cell table:style-name="Table2.B2" office:value-type="string">
            <text:p text:style-name="Table_20_Contents"><text:a xlink:type="simple" xlink:href="../../../../../../usr/src/linux/include/asm/posix_types.h">include/asm/posix_types.h</text:a>:typedef unsigned short __kernel_dev_t;<text:line-break/><text:a xlink:type="simple" xlink:href="../../../../../../usr/src/linux/include/linux/types.h">include/linux/types.h</text:a>:typedef __kernel_dev_t dev_t;</text:p>
          </table:table-cell>
        </table:table-row>
        <table:table-row>
          <table:table-cell table:style-name="Table2.A27" office:value-type="string">
            <text:p text:style-name="Table_20_Heading"><text:bookmark text:name="fdset"/>fdset</text:p>
          </table:table-cell>
          <table:table-cell table:style-name="Table2.B2" office:value-type="string">
            <text:p text:style-name="Table_20_Contents">include/linux/posix_types.h<text:line-break/>#define __FD_SETSIZE 1024<text:line-break/>#define __NFDBITS (8 * sizeof(unsigned long))<text:line-break/>#define __FDSET_LONGS (__FD_SETSIZE/__NFDBITS)<text:line-break/>(==&gt; __FDSET_LONGS == 32)<text:line-break/><text:line-break/>typedef struct {<text:line-break/>     unsigned long fds_bits [__FDSET_LONGS];<text:line-break/>} __kernel_fd_set;<text:line-break/><text:a xlink:type="simple" xlink:href="../../../../../../usr/src/linux/include/linux/types.h">include/linux/types.h</text:a>:typedef __kernel_fd_set fd_set;</text:p>
          </table:table-cell>
        </table:table-row>
        <table:table-row>
          <table:table-cell table:style-name="Table2.A27" office:value-type="string">
            <text:p text:style-name="Table_20_Heading"><text:bookmark text:name="gid_t"/>gid_t</text:p>
          </table:table-cell>
          <table:table-cell table:style-name="Table2.B2" office:value-type="string">
            <text:p text:style-name="Table_20_Contents"><text:a xlink:type="simple" xlink:href="../../../../../../usr/src/linux/include/asm/posix_types.h">include/asm/posix_types.h</text:a>:typedef unsigned short __kernel_gid_t;<text:line-break/><text:a xlink:type="simple" xlink:href="../../../../../../usr/src/linux/include/linux/types.h">include/linux/types.h</text:a>:typedef __kernel_gid_t gid_t;</text:p>
          </table:table-cell>
        </table:table-row>
        <table:table-row>
          <table:table-cell table:style-name="Table2.A27" office:value-type="string">
            <text:p text:style-name="Table_20_Heading"><text:bookmark text:name="__kernel_daddr_t"/>__kernel_daddr_t</text:p>
          </table:table-cell>
          <table:table-cell table:style-name="Table2.B2" office:value-type="string">
            <text:p text:style-name="Table_20_Contents"><text:a xlink:type="simple" xlink:href="../../../../../../usr/src/linux/include/asm/posix_types.h">include/asm/posix_types.h</text:a>:typedef int __kernel_daddr_t;</text:p>
          </table:table-cell>
        </table:table-row>
        <table:table-row>
          <table:table-cell table:style-name="Table2.A27" office:value-type="string">
            <text:p text:style-name="Table_20_Heading"><text:bookmark text:name="__kernel_fsid_t"/>__kernel_fsid_t</text:p>
          </table:table-cell>
          <table:table-cell table:style-name="Table2.B2" office:value-type="string">
            <text:p text:style-name="Table_20_Contents"><text:a xlink:type="simple" xlink:href="../../../../../../usr/src/linux/include/asm/posix_types.h">include/asm/posix_types.h</text:a>:<text:line-break/>typedef struct {<text:line-break/>     int __val[2];<text:line-break/>} __kernel_fsid_t;</text:p>
          </table:table-cell>
        </table:table-row>
        <table:table-row>
          <table:table-cell table:style-name="Table2.A27" office:value-type="string">
            <text:p text:style-name="Table_20_Heading"><text:bookmark text:name="__kernel_ino_t"/>__kernel_ino_t</text:p>
          </table:table-cell>
          <table:table-cell table:style-name="Table2.B2" office:value-type="string">
            <text:p text:style-name="Table_20_Contents"><text:a xlink:type="simple" xlink:href="../../../../../../usr/src/linux/include/asm/posix_types.h">include/asm/posix_types.h</text:a>:typedef unsigned long __kernel_ino_t;</text:p>
          </table:table-cell>
        </table:table-row>
        <table:table-row>
          <table:table-cell table:style-name="Table2.A27" office:value-type="string">
            <text:p text:style-name="Table_20_Heading"><text:bookmark text:name="__kernel_size_t"/>__kernel_size_t</text:p>
          </table:table-cell>
          <table:table-cell table:style-name="Table2.B2" office:value-type="string">
            <text:p text:style-name="Table_20_Contents"><text:a xlink:type="simple" xlink:href="../../../../../../usr/src/linux/include/asm/posix_types.h">include/asm/posix_types.h</text:a>:typedef unsigned int __kernel_size_t;</text:p>
          </table:table-cell>
        </table:table-row>
        <table:table-row>
          <table:table-cell table:style-name="Table2.A27" office:value-type="string">
            <text:p text:style-name="Table_20_Heading"><text:bookmark text:name="loff_t"/>loff_t</text:p>
          </table:table-cell>
          <table:table-cell table:style-name="Table2.B2" office:value-type="string">
            <text:p text:style-name="Table_20_Contents"><text:a xlink:type="simple" xlink:href="../../../../../../usr/src/linux/include/asm/posix_types.h">include/asm/posix_types.h</text:a>:typedef long long __kernel_loff_t;<text:line-break/><text:a xlink:type="simple" xlink:href="../../../../../../usr/src/linux/include/linux/types.h">include/linux/types.h</text:a>:typedef __kernel_loff_t loff_t;</text:p>
          </table:table-cell>
        </table:table-row>
        <text:soft-page-break/>
        <table:table-row>
          <table:table-cell table:style-name="Table2.A27" office:value-type="string">
            <text:p text:style-name="Table_20_Heading"><text:bookmark text:name="mode_t"/>mode_t</text:p>
          </table:table-cell>
          <table:table-cell table:style-name="Table2.B2" office:value-type="string">
            <text:p text:style-name="Table_20_Contents"><text:a xlink:type="simple" xlink:href="../../../../../../usr/src/linux/include/asm/posix_types.h">include/asm/posix_types.h</text:a>:typedef unsigned short __kernel_mode_t;<text:line-break/><text:a xlink:type="simple" xlink:href="../../../../../../usr/src/linux/include/linux/types.h">include/linux/types.h</text:a>:typedef __kernel_mode_t mode_t;</text:p>
          </table:table-cell>
        </table:table-row>
        <table:table-row>
          <table:table-cell table:style-name="Table2.A27" office:value-type="string">
            <text:p text:style-name="Table_20_Heading"><text:bookmark text:name="off_t"/>off_t</text:p>
          </table:table-cell>
          <table:table-cell table:style-name="Table2.B2" office:value-type="string">
            <text:p text:style-name="Table_20_Contents"><text:a xlink:type="simple" xlink:href="../../../../../../usr/src/linux/include/asm/posix_types.h">include/asm/posix_types.h</text:a>:typedef long __kernel_off_t; <text:a xlink:type="simple" xlink:href="../../../../../../usr/src/linux/include/linux/types.h">include/linux/types.h</text:a>:typedef __kernel_off_t off_t;</text:p>
          </table:table-cell>
        </table:table-row>
        <table:table-row>
          <table:table-cell table:style-name="Table2.A27" office:value-type="string">
            <text:p text:style-name="Table_20_Heading"><text:bookmark text:name="old_sigset_t"/>old_sigset_t</text:p>
          </table:table-cell>
          <table:table-cell table:style-name="Table2.B2" office:value-type="string">
            <text:p text:style-name="Table_20_Contents"><text:a xlink:type="simple" xlink:href="../../../../../../usr/src/linux/include/asm/signal.h">include/asm/signal.h</text:a>:typedef unsigned long old_sigset_t;</text:p>
          </table:table-cell>
        </table:table-row>
        <table:table-row>
          <table:table-cell table:style-name="Table2.A27" office:value-type="string">
            <text:p text:style-name="Table_20_Heading"><text:bookmark text:name="pid_t"/>pid_t</text:p>
          </table:table-cell>
          <table:table-cell table:style-name="Table2.B2" office:value-type="string">
            <text:p text:style-name="Table_20_Contents"><text:a xlink:type="simple" xlink:href="../../../../../../usr/src/linux/include/asm/posix_types.h">include/asm/posix_types.h</text:a>:typedef int __kernel_pid_t;<text:line-break/><text:a xlink:type="simple" xlink:href="../../../../../../usr/src/linux/include/linux/types.h">include/linux/types.h</text:a>:typedef __kernel_pid_t pid_t;</text:p>
          </table:table-cell>
        </table:table-row>
        <table:table-row>
          <table:table-cell table:style-name="Table2.A27" office:value-type="string">
            <text:p text:style-name="Table_20_Heading"><text:bookmark text:name="__sighandler_t"/>__sighandler_t</text:p>
          </table:table-cell>
          <table:table-cell table:style-name="Table2.B2" office:value-type="string">
            <text:p text:style-name="Table_20_Contents"><text:a xlink:type="simple" xlink:href="../../../../../../usr/src/linux/include/asm/signal.h">include/asm/signal.h</text:a>:typedef void (*__sighandler_t)(int);</text:p>
          </table:table-cell>
        </table:table-row>
        <table:table-row>
          <table:table-cell table:style-name="Table2.A27" office:value-type="string">
            <text:p text:style-name="Table_20_Heading"><text:bookmark text:name="siginfo_t"/>siginfo_t</text:p>
          </table:table-cell>
          <table:table-cell table:style-name="Table2.B2" office:value-type="string">
            <text:p text:style-name="Table_20_Contents"><text:a xlink:type="simple" xlink:href="../../../../../../usr/src/linux/include/asm/siginfo.h">include/asm/siginfo.h</text:a>:<text:line-break/>#define SI_MAX_SIZE 128<text:line-break/>#define SI_PAD_SIZE ((SI_MAX_SIZE/sizeof(int)) - 3)<text:line-break/>(==&gt; SI_PAD_SIZE == 29)<text:line-break/><text:line-break/>typedef struct siginfo {<text:line-break/>     int si_signo;<text:line-break/>     int si_errno;<text:line-break/>     int si_code;<text:line-break/><text:line-break/>     union {<text:line-break/>          int _pad[SI_PAD_SIZE];<text:line-break/><text:line-break/>          /* kill() */<text:line-break/>          struct {<text:line-break/>               <text:a xlink:type="simple" xlink:href="http://docs.cs.up.ac.za/programming/asm/derick_tut/syscalls.html#pid_t">pid_t</text:a> _pid; /* sender's pid */<text:line-break/>               <text:a xlink:type="simple" xlink:href="http://docs.cs.up.ac.za/programming/asm/derick_tut/syscalls.html#uid_t">uid_t</text:a> _uid; /* sender's uid */<text:line-break/>          } _kill;<text:line-break/><text:line-break/>          /* POSIX.1b timers */<text:line-break/>          struct {<text:line-break/>               unsigned int _timer1;<text:line-break/>               unsigned int _timer2;<text:line-break/>          } _timer;<text:line-break/><text:line-break/>          /* POSIX.1b signals */<text:line-break/>          struct {<text:line-break/>               <text:a xlink:type="simple" xlink:href="http://docs.cs.up.ac.za/programming/asm/derick_tut/syscalls.html#pid_t">pid_t</text:a> _pid; /* sender's pid */<text:line-break/>               <text:a xlink:type="simple" xlink:href="http://docs.cs.up.ac.za/programming/asm/derick_tut/syscalls.html#uid_t">uid_t</text:a> _uid; /* sender's uid */<text:line-break/>               sigval_t _sigval;<text:line-break/>          } _rt;<text:line-break/><text:line-break/>          /* SIGCHLD */<text:line-break/>          struct {<text:line-break/>               <text:a xlink:type="simple" xlink:href="http://docs.cs.up.ac.za/programming/asm/derick_tut/syscalls.html#pid_t">pid_t</text:a> _pid; /* which child */<text:line-break/>               <text:a xlink:type="simple" xlink:href="http://docs.cs.up.ac.za/programming/asm/derick_tut/syscalls.html#uid_t">uid_t</text:a> _uid; /* sender's uid */<text:line-break/>               int _status; /* exit code */<text:line-break/>               <text:a xlink:type="simple" xlink:href="http://docs.cs.up.ac.za/programming/asm/derick_tut/syscalls.html#clock_t">clock_t</text:a> _utime;<text:line-break/>               <text:a xlink:type="simple" xlink:href="http://docs.cs.up.ac.za/programming/asm/derick_tut/syscalls.html#clock_t">clock_t</text:a> _stime;<text:line-break/>          } _sigchld;<text:line-break/><text:line-break/>          /* SIGILL, SIGFPE, SIGSEGV, SIGBUS */<text:line-break/>          struct {<text:line-break/><text:soft-page-break/>               void *_addr; /* faulting insn/memory ref. */<text:line-break/>          } _sigfault;<text:line-break/><text:line-break/>          /* SIGPOLL */<text:line-break/>          struct {<text:line-break/>               int _band; /* POLL_IN, POLL_OUT, POLL_MSG */<text:line-break/>               int _fd;<text:line-break/>          } _sigpoll;<text:line-break/>     } _sifields;<text:line-break/>} siginfo_t;</text:p>
          </table:table-cell>
        </table:table-row>
        <table:table-row>
          <table:table-cell table:style-name="Table2.A27" office:value-type="string">
            <text:p text:style-name="Table_20_Heading"><text:bookmark text:name="sigset_t"/>sigset_t</text:p>
          </table:table-cell>
          <table:table-cell table:style-name="Table2.B2" office:value-type="string">
            <text:p text:style-name="Table_20_Contents"><text:a xlink:type="simple" xlink:href="../../../../../../usr/src/linux/include/asm/signal.h">include/asm/signal.h</text:a>:typedef unsigned long sigset_t;</text:p>
          </table:table-cell>
        </table:table-row>
        <table:table-row>
          <table:table-cell table:style-name="Table2.A27" office:value-type="string">
            <text:p text:style-name="Table_20_Heading"><text:bookmark text:name="size_t"/>size_t</text:p>
          </table:table-cell>
          <table:table-cell table:style-name="Table2.B2" office:value-type="string">
            <text:p text:style-name="Table_20_Contents"><text:a xlink:type="simple" xlink:href="../../../../../../usr/src/linux/include/asm/posix_types.h">include/asm/posix_types.h</text:a>:typedef unsigned int __kernel_size_t;<text:line-break/><text:a xlink:type="simple" xlink:href="../../../../../../usr/src/linux/include/linux/types.h">include/linux/types.h</text:a>:typedef __kernel_size_t size_t;</text:p>
          </table:table-cell>
        </table:table-row>
        <table:table-row>
          <table:table-cell table:style-name="Table2.A27" office:value-type="string">
            <text:p text:style-name="Table_20_Heading"><text:bookmark text:name="ssize_t"/>ssize_t</text:p>
          </table:table-cell>
          <table:table-cell table:style-name="Table2.B2" office:value-type="string">
            <text:p text:style-name="Table_20_Contents"><text:a xlink:type="simple" xlink:href="../../../../../../usr/src/linux/include/asm/posix_types.h">include/asm/posix_types.h</text:a>:typedef int __kernel_ssize_t;<text:line-break/><text:a xlink:type="simple" xlink:href="../../../../../../usr/src/linux/include/linux/types.h">include/linux/types.h</text:a>:typedef __kernel_ssize_t ssize_t;</text:p>
          </table:table-cell>
        </table:table-row>
        <table:table-row>
          <table:table-cell table:style-name="Table2.A27" office:value-type="string">
            <text:p text:style-name="Table_20_Heading"><text:bookmark text:name="stack_t"/>stack_t</text:p>
          </table:table-cell>
          <table:table-cell table:style-name="Table2.B2" office:value-type="string">
            <text:p text:style-name="Table_20_Contents"><text:a xlink:type="simple" xlink:href="../../../../../../usr/src/linux/include/asm/signal.h">include/asm/signal.h</text:a>:<text:line-break/>typedef struct sigaltstack {<text:line-break/>     void *ss_sp;<text:line-break/>     int ss_flags;<text:line-break/>     <text:a xlink:type="simple" xlink:href="http://docs.cs.up.ac.za/programming/asm/derick_tut/syscalls.html#size_t">size_t</text:a> ss_size;<text:line-break/>} stack_t;</text:p>
          </table:table-cell>
        </table:table-row>
        <table:table-row>
          <table:table-cell table:style-name="Table2.A27" office:value-type="string">
            <text:p text:style-name="Table_20_Heading"><text:bookmark text:name="suseconds_t"/>suseconds_t</text:p>
          </table:table-cell>
          <table:table-cell table:style-name="Table2.B2" office:value-type="string">
            <text:p text:style-name="Table_20_Contents"><text:a xlink:type="simple" xlink:href="../../../../../../usr/src/linux/include/asm/posix_types.h">include/asm/posix_types.h</text:a>:typedef long __kernel_suseconds_t;<text:line-break/><text:a xlink:type="simple" xlink:href="../../../../../../usr/src/linux/include/linux/types.h">include/linux/types.h</text:a>:typedef __kernel_suseconds_t suseconds_t;</text:p>
          </table:table-cell>
        </table:table-row>
        <table:table-row>
          <table:table-cell table:style-name="Table2.A27" office:value-type="string">
            <text:p text:style-name="Table_20_Heading"><text:bookmark text:name="time_t"/>time_t</text:p>
          </table:table-cell>
          <table:table-cell table:style-name="Table2.B2" office:value-type="string">
            <text:p text:style-name="Table_20_Contents"><text:a xlink:type="simple" xlink:href="../../../../../../usr/src/linux/include/asm/posix_types.h">include/asm/posix_types.h</text:a>:typedef long __kernel_time_t; <text:a xlink:type="simple" xlink:href="../../../../../../usr/src/linux/include/linux/types.h">include/linux/types.h</text:a>:typedef __kernel_time_t time_t;</text:p>
          </table:table-cell>
        </table:table-row>
        <table:table-row>
          <table:table-cell table:style-name="Table2.A27" office:value-type="string">
            <text:p text:style-name="Table_20_Heading"><text:bookmark text:name="uid_t"/>uid_t</text:p>
          </table:table-cell>
          <table:table-cell table:style-name="Table2.B2" office:value-type="string">
            <text:p text:style-name="Table_20_Contents"><text:a xlink:type="simple" xlink:href="../../../../../../usr/src/linux/include/asm/posix_types.h">include/asm/posix_types.h</text:a>:typedef unsigned short __kernel_uid_t;<text:line-break/><text:a xlink:type="simple" xlink:href="../../../../../../usr/src/linux/include/linux/types.h">include/linux/types.h</text:a>:typedef __kernel_uid_t uid_t;</text:p>
          </table:table-cell>
        </table:table-row>
        <table:table-row>
          <table:table-cell table:style-name="Table2.A27" office:value-type="string">
            <text:p text:style-name="Table_20_Heading"><text:bookmark text:name="uint"/>uint</text:p>
          </table:table-cell>
          <table:table-cell table:style-name="Table2.B2" office:value-type="string">
            <text:p text:style-name="Table_20_Contents"><text:a xlink:type="simple" xlink:href="../../../../../../usr/src/linux/include/linux/types.h">include/linux/types.h</text:a>:typedef unsigned int uint;</text:p>
          </table:table-cell>
        </table:table-row>
        <table:table-row>
          <table:table-cell table:style-name="Table2.A28" office:value-type="string">
            <text:p text:style-name="Table_20_Heading"><text:bookmark text:name="__u32"/>__u32</text:p>
          </table:table-cell>
          <table:table-cell table:style-name="Table2.B2" office:value-type="string">
            <text:p text:style-name="Table_20_Contents"><text:a xlink:type="simple" xlink:href="../../../../../../usr/src/linux/include/asm/types.h">include/asm/types.h</text:a>:typedef unsigned int __u32;</text:p>
          </table:table-cell>
        </table:table-row>
      </table:table>
      <text:p text:style-name="P3"> </text:p>
      <text:h text:style-name="P5" text:outline-level="2">Struct Declarations</text:h>
      <text:p text:style-name="P2">Here are the struct declarations for the table at the top:</text:p>
      <table:table table:name="Table3" table:style-name="Table3">
        <table:table-column table:style-name="Table3.A"/>
        <table:table-column table:style-name="Table3.B"/>
        <table:table-row>
          <table:table-cell table:style-name="Table3.A1" office:value-type="string">
            <text:p text:style-name="Table_20_Heading"><text:bookmark text:name="exception_table_entry"/>exception_table_entry</text:p>
          </table:table-cell>
          <table:table-cell table:style-name="Table3.B1" office:value-type="string">
            <text:p text:style-name="Table_20_Contents"><text:a xlink:type="simple" xlink:href="../../../../../../usr/src/linux/include/linux/module.h">include/linux/module.h</text:a>:<text:line-break/>struct exception_table_entry {<text:line-break/>     unsigned long insn, fixup;<text:line-break/>};</text:p>
          </table:table-cell>
        </table:table-row>
        <table:table-row>
          <table:table-cell table:style-name="Table3.A36" office:value-type="string">
            <text:p text:style-name="Table_20_Heading"><text:bookmark text:name="iovec"/>iovec</text:p>
          </table:table-cell>
          <table:table-cell table:style-name="Table3.B2" office:value-type="string">
            <text:p text:style-name="Table_20_Contents"><text:a xlink:type="simple" xlink:href="../../../../../../usr/src/linux/include/linux/uio.h">include/linux/uio.h</text:a>:<text:line-break/>struct iovec {<text:line-break/>     void *iov_base;<text:line-break/>     <text:a xlink:type="simple" xlink:href="http://docs.cs.up.ac.za/programming/asm/derick_tut/syscalls.html#__kernel_size_t">__kernel_size_t</text:a> iov_len; };</text:p>
          </table:table-cell>
        </table:table-row>
        <table:table-row>
          <table:table-cell table:style-name="Table3.A36" office:value-type="string">
            <text:p text:style-name="Table_20_Heading"><text:bookmark text:name="itimerval"/>itimerval</text:p>
          </table:table-cell>
          <table:table-cell table:style-name="Table3.B2" office:value-type="string">
            <text:p text:style-name="Table_20_Contents"><text:a xlink:type="simple" xlink:href="../../../../../../usr/src/linux/include/linux/time.h">include/linux/time.h</text:a>:<text:line-break/>struct itimerval {<text:line-break/>     <text:a xlink:type="simple" xlink:href="http://docs.cs.up.ac.za/programming/asm/derick_tut/syscalls.html#timeval">struct timeval</text:a> it_interval; /* timer interval */<text:line-break/>     <text:a xlink:type="simple" xlink:href="http://docs.cs.up.ac.za/programming/asm/derick_tut/syscalls.html#timeval">struct timeval</text:a> it_value; /* current value */<text:line-break/>};</text:p>
          </table:table-cell>
        </table:table-row>
        <table:table-row>
          <table:table-cell table:style-name="Table3.A36" office:value-type="string">
            <text:p text:style-name="Table_20_Heading"><text:bookmark text:name="kernel_sym"/>kernel_sym</text:p>
          </table:table-cell>
          <table:table-cell table:style-name="Table3.B2" office:value-type="string">
            <text:p text:style-name="Table_20_Contents"><text:a xlink:type="simple" xlink:href="../../../../../../usr/src/linux/include/linux/module.h">include/linux/module.h</text:a>:<text:line-break/><text:soft-page-break/>struct kernel_sym {<text:line-break/>     unsigned long value;<text:line-break/>     char name[60];<text:line-break/>};</text:p>
          </table:table-cell>
        </table:table-row>
        <table:table-row>
          <table:table-cell table:style-name="Table3.A36" office:value-type="string">
            <text:p text:style-name="Table_20_Heading"><text:bookmark text:name="mmap_arg_struct"/>mmap_arg_struct</text:p>
          </table:table-cell>
          <table:table-cell table:style-name="Table3.B2" office:value-type="string">
            <text:p text:style-name="Table_20_Contents"><text:a xlink:type="simple" xlink:href="../../../../../../usr/src/linux/arch/i386/kernel/sys_i386.c">arch/i386/kernel/sys_i386.c</text:a>:<text:line-break/>struct mmap_arg_struct {<text:line-break/>     unsigned long addr;<text:line-break/>     unsigned long len;<text:line-break/>     unsigned long prot;<text:line-break/>     unsigned long flags;<text:line-break/>     unsigned long fd;<text:line-break/>     unsigned long offset;<text:line-break/>};</text:p>
          </table:table-cell>
        </table:table-row>
        <table:table-row>
          <table:table-cell table:style-name="Table3.A36" office:value-type="string">
            <text:p text:style-name="Table_20_Heading"><text:bookmark text:name="module"/>module</text:p>
          </table:table-cell>
          <table:table-cell table:style-name="Table3.B2" office:value-type="string">
            <text:p text:style-name="Table_20_Contents"><text:a xlink:type="simple" xlink:href="../../../../../../usr/src/linux/include/linux/module.h">include/linux/module.h</text:a>:<text:line-break/>struct module {<text:line-break/>     unsigned long size_of_struct; /* sizeof(module) */<text:line-break/>     <text:a xlink:type="simple" xlink:href="http://docs.cs.up.ac.za/programming/asm/derick_tut/syscalls.html#module">struct module</text:a> *next;<text:line-break/>     const char *name;<text:line-break/>     unsigned long size;<text:line-break/>     union {<text:line-break/>          <text:a xlink:type="simple" xlink:href="http://docs.cs.up.ac.za/programming/asm/derick_tut/syscalls.html#atomic_t">atomic_t</text:a> usecount;<text:line-break/>          long pad;<text:line-break/>     } uc;<text:line-break/>     unsigned long flags; /* AUTOCLEAN et al */<text:line-break/>     unsigned nsyms;<text:line-break/>     unsigned ndeps;<text:line-break/><text:line-break/>     <text:a xlink:type="simple" xlink:href="http://docs.cs.up.ac.za/programming/asm/derick_tut/syscalls.html#module_symbol">struct module_symbol</text:a> *syms;<text:line-break/>     <text:a xlink:type="simple" xlink:href="http://docs.cs.up.ac.za/programming/asm/derick_tut/syscalls.html#module_ref">struct module_ref</text:a> *deps;<text:line-break/>     <text:a xlink:type="simple" xlink:href="http://docs.cs.up.ac.za/programming/asm/derick_tut/syscalls.html#module_ref">struct module_ref</text:a> *refs;<text:line-break/>     int (*init)(void);<text:line-break/>     void (*cleanup)(void);<text:line-break/>     const <text:a xlink:type="simple" xlink:href="http://docs.cs.up.ac.za/programming/asm/derick_tut/syscalls.html#exception_table_entry">struct exception_table_entry</text:a> *ex_table_start;<text:line-break/>     const <text:a xlink:type="simple" xlink:href="http://docs.cs.up.ac.za/programming/asm/derick_tut/syscalls.html#exception_table_entry">struct exception_table_entry</text:a> *ex_table_end;<text:line-break/>/* Members past this point are extensions to the basic<text:line-break/>module support and are optional. Use mod_opt_member()<text:line-break/>to examine them. */<text:line-break/>     const <text:a xlink:type="simple" xlink:href="http://docs.cs.up.ac.za/programming/asm/derick_tut/syscalls.html#module_persist">struct module_persist</text:a> *persist_start;<text:line-break/>     const <text:a xlink:type="simple" xlink:href="http://docs.cs.up.ac.za/programming/asm/derick_tut/syscalls.html#module_persist">struct module_persist</text:a> *persist_end;<text:line-break/>     int (*can_unload)(void);<text:line-break/>};</text:p>
          </table:table-cell>
        </table:table-row>
        <table:table-row>
          <table:table-cell table:style-name="Table3.A36" office:value-type="string">
            <text:p text:style-name="Table_20_Heading"><text:bookmark text:name="module_persist"/>module_persist</text:p>
          </table:table-cell>
          <table:table-cell table:style-name="Table3.B2" office:value-type="string">
            <text:p text:style-name="Table_20_Contents"><text:a xlink:type="simple" xlink:href="../../../../../../usr/src/linux/include/linux/module.h">include/linux/module.h</text:a>:<text:line-break/>struct module_persist; /* yes, it's empty */</text:p>
          </table:table-cell>
        </table:table-row>
        <table:table-row>
          <table:table-cell table:style-name="Table3.A36" office:value-type="string">
            <text:p text:style-name="Table_20_Heading"><text:bookmark text:name="module_ref"/>module_ref</text:p>
          </table:table-cell>
          <table:table-cell table:style-name="Table3.B2" office:value-type="string">
            <text:p text:style-name="Table_20_Contents"><text:a xlink:type="simple" xlink:href="../../../../../../usr/src/linux/include/linux/module.h">include/linux/module.h</text:a>:<text:line-break/>struct module_ref {<text:line-break/>     <text:a xlink:type="simple" xlink:href="http://docs.cs.up.ac.za/programming/asm/derick_tut/syscalls.html#module">struct module</text:a> *dep; /* "parent" pointer */<text:line-break/>     <text:a xlink:type="simple" xlink:href="http://docs.cs.up.ac.za/programming/asm/derick_tut/syscalls.html#module">struct module</text:a> *ref; /* "child" pointer */<text:line-break/>     <text:a xlink:type="simple" xlink:href="http://docs.cs.up.ac.za/programming/asm/derick_tut/syscalls.html#module_ref">struct module_ref</text:a> *next_ref;<text:line-break/>};</text:p>
          </table:table-cell>
        </table:table-row>
        <table:table-row>
          <table:table-cell table:style-name="Table3.A36" office:value-type="string">
            <text:p text:style-name="Table_20_Heading"><text:bookmark text:name="module_symbol"/>module_symbol</text:p>
          </table:table-cell>
          <table:table-cell table:style-name="Table3.B2" office:value-type="string">
            <text:p text:style-name="Table_20_Contents"><text:a xlink:type="simple" xlink:href="../../../../../../usr/src/linux/include/linux/module.h">include/linux/module.h</text:a>:<text:line-break/>struct module_symbol {<text:line-break/><text:soft-page-break/>     unsigned long value;<text:line-break/>     const char *name;<text:line-break/>};</text:p>
          </table:table-cell>
        </table:table-row>
        <table:table-row>
          <table:table-cell table:style-name="Table3.A36" office:value-type="string">
            <text:p text:style-name="Table_20_Heading"><text:bookmark text:name="new_utsname"/>new_utsname</text:p>
          </table:table-cell>
          <table:table-cell table:style-name="Table3.B2" office:value-type="string">
            <text:p text:style-name="Table_20_Contents"><text:a xlink:type="simple" xlink:href="../../../../../../usr/src/linux/include/linux/utsname.h">include/linux/utsname.h</text:a>:<text:line-break/>struct new_utsname {<text:line-break/>     char sysname[65];<text:line-break/>     char nodename[65];<text:line-break/>     char release[65];<text:line-break/>     char version[65];<text:line-break/>     char machine[65];<text:line-break/>     char domainname[65];<text:line-break/>};</text:p>
          </table:table-cell>
        </table:table-row>
        <table:table-row>
          <table:table-cell table:style-name="Table3.A36" office:value-type="string">
            <text:p text:style-name="Table_20_Heading"><text:bookmark text:name="__old_kernel_stat"/>__old_kernel_stat</text:p>
          </table:table-cell>
          <table:table-cell table:style-name="Table3.B2" office:value-type="string">
            <text:p text:style-name="Table_20_Contents"><text:a xlink:type="simple" xlink:href="../../../../../../usr/src/linux/include/asm/stat.h">include/asm/stat.h</text:a>:<text:line-break/>struct __old_kernel_stat {<text:line-break/>     unsigned short st_dev;<text:line-break/>     unsigned short st_ino;<text:line-break/>     unsigned short st_mode;<text:line-break/>     unsigned short st_nlink;<text:line-break/>     unsigned short st_uid;<text:line-break/>     unsigned short st_gid;<text:line-break/>     unsigned short st_rdev;<text:line-break/>     unsigned long st_size;<text:line-break/>     unsigned long st_atime;<text:line-break/>     unsigned long st_mtime;<text:line-break/>     unsigned long st_ctime;<text:line-break/>};</text:p>
          </table:table-cell>
        </table:table-row>
        <table:table-row>
          <table:table-cell table:style-name="Table3.A36" office:value-type="string">
            <text:p text:style-name="Table_20_Heading"><text:bookmark text:name="oldold_utsname"/>oldold_utsname</text:p>
          </table:table-cell>
          <table:table-cell table:style-name="Table3.B2" office:value-type="string">
            <text:p text:style-name="Table_20_Contents"><text:a xlink:type="simple" xlink:href="../../../../../../usr/src/linux/include/linux/utsname.h">include/linux/utsname.h</text:a>:<text:line-break/>struct oldold_utsname {<text:line-break/>     char sysname[9];<text:line-break/>     char nodename[9];<text:line-break/>     char release[9];<text:line-break/>     char version[9];<text:line-break/>     char machine[9];<text:line-break/>};</text:p>
          </table:table-cell>
        </table:table-row>
        <table:table-row>
          <table:table-cell table:style-name="Table3.A36" office:value-type="string">
            <text:p text:style-name="Table_20_Heading"><text:bookmark text:name="old_sigaction"/>old_sigaction</text:p>
          </table:table-cell>
          <table:table-cell table:style-name="Table3.B2" office:value-type="string">
            <text:p text:style-name="Table_20_Contents"><text:a xlink:type="simple" xlink:href="../../../../../../usr/src/linux/include/asm/signal.h">include/asm/signal.h</text:a>:<text:line-break/>struct old_sigaction {<text:line-break/>     <text:a xlink:type="simple" xlink:href="http://docs.cs.up.ac.za/programming/asm/derick_tut/syscalls.html#__sighandler_t">__sighandler_t</text:a> sa_handler;<text:line-break/>     <text:a xlink:type="simple" xlink:href="http://docs.cs.up.ac.za/programming/asm/derick_tut/syscalls.html#old_sigset_t">old_sigset_t</text:a> sa_mask;<text:line-break/>     unsigned long sa_flags;<text:line-break/>     void (*sa_restorer)(void);<text:line-break/>};</text:p>
          </table:table-cell>
        </table:table-row>
        <table:table-row>
          <table:table-cell table:style-name="Table3.A36" office:value-type="string">
            <text:p text:style-name="Table_20_Heading"><text:bookmark text:name="old_utsname"/>old_utsname</text:p>
          </table:table-cell>
          <table:table-cell table:style-name="Table3.B2" office:value-type="string">
            <text:p text:style-name="Table_20_Contents"><text:a xlink:type="simple" xlink:href="../../../../../../usr/src/linux/include/linux/utsname.h">include/linux/utsname.h</text:a>:<text:line-break/>struct old_utsname {<text:line-break/>     char sysname[65];<text:line-break/>     char nodename[65];<text:line-break/>     char release[65];<text:line-break/>     char version[65];<text:line-break/>     char machine[65];<text:line-break/>};</text:p>
          </table:table-cell>
        </table:table-row>
        <table:table-row>
          <table:table-cell table:style-name="Table3.A36" office:value-type="string">
            <text:p text:style-name="Table_20_Heading"><text:bookmark text:name="pollfd"/>pollfd</text:p>
          </table:table-cell>
          <table:table-cell table:style-name="Table3.B2" office:value-type="string">
            <text:p text:style-name="Table_20_Contents"><text:a xlink:type="simple" xlink:href="../../../../../../usr/src/linux/include/asm/poll.h">include/asm/poll.h</text:a>:<text:line-break/>struct pollfd {<text:line-break/><text:soft-page-break/>     int fd;<text:line-break/>     short events;<text:line-break/>     short revents;<text:line-break/>};</text:p>
          </table:table-cell>
        </table:table-row>
        <table:table-row>
          <table:table-cell table:style-name="Table3.A36" office:value-type="string">
            <text:p text:style-name="Table_20_Heading"><text:bookmark text:name="pt_regs"/>pt_regs</text:p>
          </table:table-cell>
          <table:table-cell table:style-name="Table3.B2" office:value-type="string">
            <text:p text:style-name="Table_20_Contents"><text:a xlink:type="simple" xlink:href="../../../../../../usr/src/linux/include/asm/ptrace.h">include/asm/ptrace.h</text:a>:<text:line-break/>struct pt_regs {<text:line-break/>     long ebx;<text:line-break/>     long ecx;<text:line-break/>     long edx;<text:line-break/>     long esi;<text:line-break/>     long edi;<text:line-break/>     long ebp;<text:line-break/>     long eax;<text:line-break/>     int xds;<text:line-break/>     int xes;<text:line-break/>     long orig_eax;<text:line-break/>     long eip;<text:line-break/>     int xcs;<text:line-break/>     long eflags;<text:line-break/>     long esp;<text:line-break/>     int xss;<text:line-break/>};</text:p>
          </table:table-cell>
        </table:table-row>
        <table:table-row>
          <table:table-cell table:style-name="Table3.A36" office:value-type="string">
            <text:p text:style-name="Table_20_Heading"><text:bookmark text:name="revectored_struct"/>revectored_struct</text:p>
          </table:table-cell>
          <table:table-cell table:style-name="Table3.B2" office:value-type="string">
            <text:p text:style-name="Table_20_Contents"><text:a xlink:type="simple" xlink:href="../../../../../../usr/src/linux/include/asm/vm86.h">include/asm/vm86.h</text:a>:<text:line-break/>struct revectored_struct {<text:line-break/>     unsigned long __map[8];<text:line-break/>};</text:p>
          </table:table-cell>
        </table:table-row>
        <table:table-row>
          <table:table-cell table:style-name="Table3.A36" office:value-type="string">
            <text:p text:style-name="Table_20_Heading"><text:bookmark text:name="rlimit"/>rlimit</text:p>
          </table:table-cell>
          <table:table-cell table:style-name="Table3.B2" office:value-type="string">
            <text:p text:style-name="Table_20_Contents"><text:a xlink:type="simple" xlink:href="../../../../../../usr/src/linux/include/linux/resource.h">include/linux/resource.h</text:a>:<text:line-break/>struct rlimit {<text:line-break/>     long rlim_cur;<text:line-break/>     long rlim_max;<text:line-break/>};</text:p>
          </table:table-cell>
        </table:table-row>
        <table:table-row>
          <table:table-cell table:style-name="Table3.A36" office:value-type="string">
            <text:p text:style-name="Table_20_Heading"><text:bookmark text:name="rusage"/>rusage</text:p>
          </table:table-cell>
          <table:table-cell table:style-name="Table3.B2" office:value-type="string">
            <text:p text:style-name="Table_20_Contents"><text:a xlink:type="simple" xlink:href="../../../../../../usr/src/linux/include/linux/resource.h">include/linux/resource.h</text:a>:<text:line-break/>struct rusage {<text:line-break/>     <text:a xlink:type="simple" xlink:href="http://docs.cs.up.ac.za/programming/asm/derick_tut/syscalls.html#timeval">struct timeval</text:a> ru_utime; /* user time used */<text:line-break/>     <text:a xlink:type="simple" xlink:href="http://docs.cs.up.ac.za/programming/asm/derick_tut/syscalls.html#timeval">struct timeval</text:a> ru_stime; /* system time used */<text:line-break/>     long ru_maxrss; /* maximum resident set size */<text:line-break/>     long ru_ixrss; /* integral shared memory size */<text:line-break/>     long ru_idrss; /* integral unshared data size */<text:line-break/>     long ru_isrss; /* integral unshared stack size */<text:line-break/>     long ru_minflt; /* page reclaims */<text:line-break/>     long ru_majflt; /* page faults */<text:line-break/>     long ru_nswap; /* swaps */<text:line-break/>     long ru_inblock; /* block input operations */<text:line-break/>     long ru_oublock; /* block output operations */<text:line-break/>     long ru_msgsnd; /* messages sent */<text:line-break/>     long ru_msgrcv; /* messages received */<text:line-break/>     long ru_nsignals; /* signals received */<text:line-break/>     long ru_nvcsw; /* voluntary context switches */<text:line-break/>     long ru_nivcsw; /* involuntary '' */<text:line-break/>};</text:p>
          </table:table-cell>
        </table:table-row>
        <table:table-row>
          <table:table-cell table:style-name="Table3.A36" office:value-type="string">
            <text:p text:style-name="Table_20_Heading"><text:bookmark text:name="sched_param"/>sched_param</text:p>
          </table:table-cell>
          <table:table-cell table:style-name="Table3.B2" office:value-type="string">
            <text:p text:style-name="Table_20_Contents"><text:a xlink:type="simple" xlink:href="../../../../../../usr/src/linux/include/linux/sched.h">include/linux/sched.h</text:a>:<text:line-break/><text:soft-page-break/>struct sched_param {<text:line-break/>     int sched_priority;<text:line-break/>};</text:p>
          </table:table-cell>
        </table:table-row>
        <table:table-row>
          <table:table-cell table:style-name="Table3.A36" office:value-type="string">
            <text:p text:style-name="Table_20_Heading"><text:bookmark text:name="sel_arg_struct"/>sel_arg_struct</text:p>
          </table:table-cell>
          <table:table-cell table:style-name="Table3.B2" office:value-type="string">
            <text:p text:style-name="Table_20_Contents"><text:a xlink:type="simple" xlink:href="../../../../../../usr/src/linux/arch/i386/kernel/sys_i386.c">arch/i386/kernel/sys_i386.c</text:a>:<text:line-break/>struct sel_arg_struct {<text:line-break/>     unsigned long n;<text:line-break/>     <text:a xlink:type="simple" xlink:href="http://docs.cs.up.ac.za/programming/asm/derick_tut/syscalls.html#fd_set">fd_set</text:a> *inp, *outp, *exp;<text:line-break/>     <text:a xlink:type="simple" xlink:href="http://docs.cs.up.ac.za/programming/asm/derick_tut/syscalls.html#timeval">struct timeval</text:a> *tvp;<text:line-break/>};</text:p>
          </table:table-cell>
        </table:table-row>
        <table:table-row>
          <table:table-cell table:style-name="Table3.A36" office:value-type="string">
            <text:p text:style-name="Table_20_Heading"><text:bookmark text:name="sigaction"/>sigaction</text:p>
          </table:table-cell>
          <table:table-cell table:style-name="Table3.B2" office:value-type="string">
            <text:p text:style-name="Table_20_Contents"><text:a xlink:type="simple" xlink:href="../../../../../../usr/src/linux/include/asm/signal.h">include/asm/signal.h</text:a>:<text:line-break/>struct sigaction {<text:line-break/>     <text:a xlink:type="simple" xlink:href="http://docs.cs.up.ac.za/programming/asm/derick_tut/syscalls.html#__sighandler_t">__sighandler_t</text:a> sa_handler;<text:line-break/>     unsigned long sa_flags;<text:line-break/>     void (*sa_restorer)(void);<text:line-break/>     <text:a xlink:type="simple" xlink:href="http://docs.cs.up.ac.za/programming/asm/derick_tut/syscalls.html#sigset_t">sigset_t</text:a> sa_mask; /* mask last for extensibility */<text:line-break/>};</text:p>
          </table:table-cell>
        </table:table-row>
        <table:table-row>
          <table:table-cell table:style-name="Table3.A36" office:value-type="string">
            <text:p text:style-name="Table_20_Heading"><text:bookmark text:name="stat"/>stat</text:p>
          </table:table-cell>
          <table:table-cell table:style-name="Table3.B2" office:value-type="string">
            <text:p text:style-name="Table_20_Contents"><text:a xlink:type="simple" xlink:href="../../../../../../usr/src/linux/include/asm/stat.h">include/asm/stat.h</text:a>:<text:line-break/>struct stat {<text:line-break/>     unsigned short st_dev;<text:line-break/>     unsigned short __pad1;<text:line-break/>     unsigned long st_ino;<text:line-break/>     unsigned short st_mode;<text:line-break/>     unsigned short st_nlink;<text:line-break/>     unsigned short st_uid;<text:line-break/>     unsigned short st_gid;<text:line-break/>     unsigned short st_rdev;<text:line-break/>     unsigned short __pad2;<text:line-break/>     unsigned long st_size;<text:line-break/>     unsigned long st_blksize;<text:line-break/>     unsigned long st_blocks;<text:line-break/>     unsigned long st_atime;<text:line-break/>     unsigned long __unused1;<text:line-break/>     unsigned long st_mtime;<text:line-break/>     unsigned long __unused2;<text:line-break/>     unsigned long st_ctime;<text:line-break/>     unsigned long __unused3;<text:line-break/>     unsigned long __unused4;<text:line-break/>     unsigned long __unused5;</text:p>
          </table:table-cell>
        </table:table-row>
        <table:table-row>
          <table:table-cell table:style-name="Table3.A36" office:value-type="string">
            <text:p text:style-name="Table_20_Heading"><text:bookmark text:name="statfs"/>statfs</text:p>
          </table:table-cell>
          <table:table-cell table:style-name="Table3.B2" office:value-type="string">
            <text:p text:style-name="Table_20_Contents"><text:a xlink:type="simple" xlink:href="../../../../../../usr/src/linux/include/asm/statfs.h">include/asm/statfs.h</text:a>:<text:line-break/>struct statfs {<text:line-break/>     long f_type;<text:line-break/>     long f_bsize;<text:line-break/>     long f_blocks;<text:line-break/>     long f_bfree;<text:line-break/>     long f_bavail;<text:line-break/>     long f_files;<text:line-break/>     long f_ffree;<text:line-break/>     <text:a xlink:type="simple" xlink:href="http://docs.cs.up.ac.za/programming/asm/derick_tut/syscalls.html#__kernel_fsid_t">__kernel_fsid_t</text:a> f_fsid;<text:line-break/>     long f_namelen;<text:line-break/>     long f_spare[6];<text:line-break/>};</text:p>
          </table:table-cell>
        </table:table-row>
        <text:soft-page-break/>
        <table:table-row>
          <table:table-cell table:style-name="Table3.A36" office:value-type="string">
            <text:p text:style-name="Table_20_Heading"><text:bookmark text:name="__sysctl_args"/>__sysctl_args</text:p>
          </table:table-cell>
          <table:table-cell table:style-name="Table3.B2" office:value-type="string">
            <text:p text:style-name="Table_20_Contents">include/linux/sysctl.h<text:line-break/>struct __sysctl_args {<text:line-break/>     int *name;<text:line-break/>     int nlen;<text:line-break/>     void *oldval;<text:line-break/>     <text:a xlink:type="simple" xlink:href="http://docs.cs.up.ac.za/programming/asm/derick_tut/syscalls.html#size_t">size_t</text:a> *oldlenp;<text:line-break/>     void *newval;<text:line-break/>     <text:a xlink:type="simple" xlink:href="http://docs.cs.up.ac.za/programming/asm/derick_tut/syscalls.html#size_t">size_t</text:a> newlen;<text:line-break/>     unsigned long __unused[4];<text:line-break/>};</text:p>
          </table:table-cell>
        </table:table-row>
        <table:table-row>
          <table:table-cell table:style-name="Table3.A36" office:value-type="string">
            <text:p text:style-name="Table_20_Heading"><text:bookmark text:name="sysinfo"/>sysinfo</text:p>
          </table:table-cell>
          <table:table-cell table:style-name="Table3.B2" office:value-type="string">
            <text:p text:style-name="Table_20_Contents"><text:a xlink:type="simple" xlink:href="../../../../../../usr/src/linux/include/linux/kernel.h">include/linux/kernel.h</text:a>:<text:line-break/>struct sysinfo {<text:line-break/>     long uptime; /* Seconds since boot */<text:line-break/>     unsigned long loads[3]; /* 1, 5, and 15 minute load averages */<text:line-break/>     unsigned long totalram; /* Total usable main memory size */<text:line-break/>     unsigned long freeram; /* Available memory size */<text:line-break/>     unsigned long sharedram; /* Amount of shared memory */<text:line-break/>     unsigned long bufferram; /* Memory used by buffers */<text:line-break/>     unsigned long totalswap; /* Total swap space size */<text:line-break/>     unsigned long freeswap; /* swap space still available */<text:line-break/>     unsigned short procs; /* Number of current processes */<text:line-break/>     char _f[22]; /* Pads structure to 64 bytes */<text:line-break/>};</text:p>
          </table:table-cell>
        </table:table-row>
        <table:table-row>
          <table:table-cell table:style-name="Table3.A36" office:value-type="string">
            <text:p text:style-name="Table_20_Heading"><text:bookmark text:name="timex"/>timex</text:p>
          </table:table-cell>
          <table:table-cell table:style-name="Table3.B2" office:value-type="string">
            <text:p text:style-name="Table_20_Contents"><text:a xlink:type="simple" xlink:href="../../../../../../usr/src/linux/include/linux/timex.h">include/linux/timex.h</text:a>:<text:line-break/>struct timex {<text:line-break/>     unsigned int modes; /* mode selector */<text:line-break/>     long offset; /* time offset (usec) */<text:line-break/>     long freq; /* frequency offset (scaled ppm) */<text:line-break/>     long maxerror; /* maximum error (usec) */<text:line-break/>     long esterror; /* estimated error (usec) */<text:line-break/>     int status; /* clock command/status */<text:line-break/>     long constant; /* pll time constant */<text:line-break/>     long precision; /* clock precision (usec) (read only) */<text:line-break/>     long tolerance; /* clock frequency tolerance (ppm)<text:line-break/>      * (read only)<text:line-break/>      */<text:line-break/>     <text:a xlink:type="simple" xlink:href="http://docs.cs.up.ac.za/programming/asm/derick_tut/syscalls.html#timeval">struct timeval</text:a> time; /* (read only) */<text:line-break/>     long tick; /* (modified) usecs between clock ticks */<text:line-break/>     long ppsfreq; /* pps frequency (scaled ppm) (ro) */<text:line-break/>     long jitter; /* pps jitter (us) (ro) */<text:line-break/>     int shift; /* interval duration (s) (shift) (ro) */<text:line-break/>     long stabil; /* pps stability (scaled ppm) (ro) */<text:line-break/>     long jitcnt; /* jitter limit exceeded (ro) */<text:line-break/>     long calcnt; /* calibration intervals (ro) */<text:line-break/>     long errcnt; /* calibration errors (ro) */<text:line-break/>     long stbcnt; /* stability limit exceeded (ro) */<text:line-break/><text:line-break/>     int :32; int :32; int :32; int :32;<text:line-break/>     int :32; int :32; int :32; int :32;<text:line-break/>     int :32; int :32; int :32; int :32;<text:line-break/>};</text:p>
          </table:table-cell>
        </table:table-row>
        <text:soft-page-break/>
        <table:table-row>
          <table:table-cell table:style-name="Table3.A36" office:value-type="string">
            <text:p text:style-name="Table_20_Heading"><text:bookmark text:name="timespec"/>timespec</text:p>
          </table:table-cell>
          <table:table-cell table:style-name="Table3.B2" office:value-type="string">
            <text:p text:style-name="Table_20_Contents"><text:a xlink:type="simple" xlink:href="../../../../../../usr/src/linux/include/linux/time.h">include/linux/time.h</text:a>:<text:line-break/>struct timespec {<text:line-break/>     <text:a xlink:type="simple" xlink:href="http://docs.cs.up.ac.za/programming/asm/derick_tut/syscalls.html#time_t">time_t</text:a> tv_sec; /* seconds */<text:line-break/>     long tv_nsec; /* nanoseconds */<text:line-break/>};</text:p>
          </table:table-cell>
        </table:table-row>
        <table:table-row>
          <table:table-cell table:style-name="Table3.A36" office:value-type="string">
            <text:p text:style-name="Table_20_Heading"><text:bookmark text:name="timeval"/>timeval</text:p>
          </table:table-cell>
          <table:table-cell table:style-name="Table3.B2" office:value-type="string">
            <text:p text:style-name="Table_20_Contents"><text:a xlink:type="simple" xlink:href="../../../../../../usr/src/linux/include/linux/time.h">include/linux/time.h</text:a>:<text:line-break/>struct timeval {<text:line-break/>     <text:a xlink:type="simple" xlink:href="http://docs.cs.up.ac.za/programming/asm/derick_tut/syscalls.html#time_t">time_t</text:a> tv_sec; /* seconds */<text:line-break/>     <text:a xlink:type="simple" xlink:href="http://docs.cs.up.ac.za/programming/asm/derick_tut/syscalls.html#suseconds_t">suseconds_t</text:a> tv_usec; /* microseconds */<text:line-break/>};</text:p>
          </table:table-cell>
        </table:table-row>
        <table:table-row>
          <table:table-cell table:style-name="Table3.A36" office:value-type="string">
            <text:p text:style-name="Table_20_Heading"><text:bookmark text:name="timezone"/>timezone</text:p>
          </table:table-cell>
          <table:table-cell table:style-name="Table3.B2" office:value-type="string">
            <text:p text:style-name="Table_20_Contents"><text:a xlink:type="simple" xlink:href="../../../../../../usr/src/linux/include/linux/time.h">include/linux/time.h</text:a>:<text:line-break/>struct timezone {<text:line-break/>     int tz_minuteswest; /* minutes west of Greenwich */<text:line-break/>     int tz_dsttime; /* type of dst correction */<text:line-break/>};</text:p>
          </table:table-cell>
        </table:table-row>
        <table:table-row>
          <table:table-cell table:style-name="Table3.A36" office:value-type="string">
            <text:p text:style-name="Table_20_Heading"><text:bookmark text:name="tms"/>tms</text:p>
          </table:table-cell>
          <table:table-cell table:style-name="Table3.B2" office:value-type="string">
            <text:p text:style-name="Table_20_Contents">include/linux/times.h<text:line-break/>struct tms {<text:line-break/>     <text:a xlink:type="simple" xlink:href="http://docs.cs.up.ac.za/programming/asm/derick_tut/syscalls.html#clock_t">clock_t</text:a> tms_utime;<text:line-break/>     <text:a xlink:type="simple" xlink:href="http://docs.cs.up.ac.za/programming/asm/derick_tut/syscalls.html#clock_t">clock_t</text:a> tms_stime;<text:line-break/>     <text:a xlink:type="simple" xlink:href="http://docs.cs.up.ac.za/programming/asm/derick_tut/syscalls.html#clock_t">clock_t</text:a> tms_cutime;<text:line-break/>     <text:a xlink:type="simple" xlink:href="http://docs.cs.up.ac.za/programming/asm/derick_tut/syscalls.html#clock_t">clock_t</text:a> tms_cstime;<text:line-break/>};</text:p>
          </table:table-cell>
        </table:table-row>
        <table:table-row>
          <table:table-cell table:style-name="Table3.A36" office:value-type="string">
            <text:p text:style-name="Table_20_Heading"><text:bookmark text:name="ustat"/>ustat</text:p>
          </table:table-cell>
          <table:table-cell table:style-name="Table3.B2" office:value-type="string">
            <text:p text:style-name="Table_20_Contents"><text:a xlink:type="simple" xlink:href="../../../../../../usr/src/linux/include/linux/types.h">include/linux/types.h</text:a>:<text:line-break/>struct ustat {<text:line-break/>     <text:a xlink:type="simple" xlink:href="http://docs.cs.up.ac.za/programming/asm/derick_tut/syscalls.html#__kernel_daddr_t">__kernel_daddr_t</text:a> f_tfree;<text:line-break/>     <text:a xlink:type="simple" xlink:href="http://docs.cs.up.ac.za/programming/asm/derick_tut/syscalls.html#__kernel_ino_t">__kernel_ino_t</text:a> f_tinode;<text:line-break/>     char f_fname[6];<text:line-break/>     char f_fpack[6];<text:line-break/>};</text:p>
          </table:table-cell>
        </table:table-row>
        <table:table-row>
          <table:table-cell table:style-name="Table3.A36" office:value-type="string">
            <text:p text:style-name="Table_20_Heading"><text:bookmark text:name="utimbuf"/>utimbuf</text:p>
          </table:table-cell>
          <table:table-cell table:style-name="Table3.B2" office:value-type="string">
            <text:p text:style-name="Table_20_Contents"><text:a xlink:type="simple" xlink:href="../../../../../../usr/src/linux/include/linux/utime.h">include/linux/utime.h</text:a>:<text:line-break/>struct utimbuf {<text:line-break/>     <text:a xlink:type="simple" xlink:href="http://docs.cs.up.ac.za/programming/asm/derick_tut/syscalls.html#time_t">time_t</text:a> actime;<text:line-break/>     <text:a xlink:type="simple" xlink:href="http://docs.cs.up.ac.za/programming/asm/derick_tut/syscalls.html#time_t">time_t</text:a> modtime;<text:line-break/>};</text:p>
          </table:table-cell>
        </table:table-row>
        <table:table-row>
          <table:table-cell table:style-name="Table3.A36" office:value-type="string">
            <text:p text:style-name="Table_20_Heading"><text:bookmark text:name="vm86plus_info_struct"/>vm86plus_info_struct</text:p>
          </table:table-cell>
          <table:table-cell table:style-name="Table3.B2" office:value-type="string">
            <text:p text:style-name="Table_20_Contents"><text:a xlink:type="simple" xlink:href="../../../../../../usr/src/linux/include/asm/vm86.h">include/asm/vm86.h</text:a>:<text:line-break/>struct vm86plus_info_struct {<text:line-break/>     unsigned long force_return_for_pic:1;<text:line-break/>     unsigned long vm86dbg_active:1;<text:line-break/>     unsigned long vm86dbg_TFpendig:1;<text:line-break/>     unsigned long unused:28;<text:line-break/>     unsigned long is_vm86pus:1;<text:line-break/>     unsigned char vm86dbg_intxxtab[32];<text:line-break/>};</text:p>
          </table:table-cell>
        </table:table-row>
        <table:table-row>
          <table:table-cell table:style-name="Table3.A36" office:value-type="string">
            <text:p text:style-name="Table_20_Heading"><text:bookmark text:name="vm86plus_struct"/>vm86plus_struct</text:p>
          </table:table-cell>
          <table:table-cell table:style-name="Table3.B2" office:value-type="string">
            <text:p text:style-name="Table_20_Contents"><text:a xlink:type="simple" xlink:href="../../../../../../usr/src/linux/include/asm/vm86.h">include/asm/vm86.h</text:a>:<text:line-break/>struct vm86plus_struct {<text:line-break/>     <text:a xlink:type="simple" xlink:href="http://docs.cs.up.ac.za/programming/asm/derick_tut/syscalls.html#vm86_regs">struct vm86_regs</text:a> regs;<text:line-break/>     unsigned long flags;<text:line-break/>     unsigned long screen_bitmap;<text:line-break/>     unsigned long cpu_type;<text:line-break/>     <text:a xlink:type="simple" xlink:href="http://docs.cs.up.ac.za/programming/asm/derick_tut/syscalls.html#revectored_struct">struct revectored_struct</text:a> int_revectored;<text:line-break/>     <text:a xlink:type="simple" xlink:href="http://docs.cs.up.ac.za/programming/asm/derick_tut/syscalls.html#revectored_struct">struct revectored_struct</text:a> int21_revectored;<text:line-break/><text:soft-page-break/>     <text:a xlink:type="simple" xlink:href="http://docs.cs.up.ac.za/programming/asm/derick_tut/syscalls.html#vm86plus_info_struct">struct vm86plus_info_struct</text:a> vm86plus;<text:line-break/>};</text:p>
          </table:table-cell>
        </table:table-row>
        <table:table-row>
          <table:table-cell table:style-name="Table3.A36" office:value-type="string">
            <text:p text:style-name="Table_20_Heading"><text:bookmark text:name="vm86_regs"/>vm86_regs</text:p>
          </table:table-cell>
          <table:table-cell table:style-name="Table3.B2" office:value-type="string">
            <text:p text:style-name="Table_20_Contents"><text:a xlink:type="simple" xlink:href="../../../../../../usr/src/linux/include/asm/vm86.h">include/asm/vm86.h</text:a>:<text:line-break/>struct vm86_regs {<text:line-break/>/* normal regs, with special meaning for the segment descriptors.. */<text:line-break/>     long ebx;<text:line-break/>     long ecx;<text:line-break/>     long edx;<text:line-break/>     long esi;<text:line-break/>     long edi;<text:line-break/>     long ebp;<text:line-break/>     long eax;<text:line-break/>     long __null_ds;<text:line-break/>     long __null_es;<text:line-break/>     long __null_fs;<text:line-break/>     long __null_gs;<text:line-break/>     long orig_eax;<text:line-break/>     long eip;<text:line-break/>     unsigned short cs, __csh;<text:line-break/>     long eflags;<text:line-break/>     long esp;<text:line-break/>     unsigned short ss, __ssh;<text:line-break/>/* these are specific to v86 mode: */<text:line-break/>     unsigned short es, __esh;<text:line-break/>     unsigned short ds, __dsh;<text:line-break/>     unsigned short fs, __fsh;<text:line-break/>     unsigned short gs, __gsh;<text:line-break/>};</text:p>
          </table:table-cell>
        </table:table-row>
        <table:table-row>
          <table:table-cell table:style-name="Table3.A37" office:value-type="string">
            <text:p text:style-name="Table_20_Heading"><text:bookmark text:name="vm86_struct"/>vm86_struct</text:p>
          </table:table-cell>
          <table:table-cell table:style-name="Table3.B2" office:value-type="string">
            <text:p text:style-name="Table_20_Contents"><text:a xlink:type="simple" xlink:href="../../../../../../usr/src/linux/include/asm/vm86.h">include/asm/vm86.h</text:a>:<text:line-break/>struct vm86_struct {<text:line-break/>     <text:a xlink:type="simple" xlink:href="http://docs.cs.up.ac.za/programming/asm/derick_tut/syscalls.html#vm86_regs">struct vm86_regs</text:a> regs;<text:line-break/>     unsigned long flags;<text:line-break/>     unsigned long screen_bitmap;<text:line-break/>     unsigned long cpu_type;<text:line-break/>     <text:a xlink:type="simple" xlink:href="http://docs.cs.up.ac.za/programming/asm/derick_tut/syscalls.html#revectored_struct">struct revectored_struct</text:a> int_revectored;<text:line-break/>     <text:a xlink:type="simple" xlink:href="http://docs.cs.up.ac.za/programming/asm/derick_tut/syscalls.html#revectored_struct">struct revectored_struct</text:a> int21_revectored;<text:line-break/>};</text:p>
          </table:table-cell>
        </table:table-row>
      </table:table>
      <text:p text:style-name="P6"/>
      <text:h text:style-name="P7" text:outline-level="4">©2004, Gary L. Bur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22:59:56.342322765</meta:creation-date>
    <dc:date>2015-06-26T23:00:51.114225715</dc:date>
    <meta:editing-duration>P0D</meta:editing-duration>
    <meta:editing-cycles>1</meta:editing-cycles>
    <meta:document-statistic meta:table-count="3" meta:image-count="0" meta:object-count="0" meta:page-count="18" meta:paragraph-count="1576" meta:word-count="3712" meta:character-count="25729" meta:non-whitespace-character-count="21868"/>
    <meta:generator>LibreOffice/4.2.8.2$Linux_X86_64 LibreOffice_project/420m0$Build-2</meta:generator>
  </office:meta>
</office:document-meta>
</file>